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ColorEmoji" svg:font-family="AppleColorEmoji"/>
    <style:font-face style:name="Calibri-Bold" svg:font-family="Calibri-Bold"/>
    <style:font-face style:name="Tahoma1" svg:font-family="Tahoma"/>
    <style:font-face style:name="Menlo-Regular" svg:font-family="Menlo-Regular" style:font-family-generic="modern"/>
    <style:font-face style:name="Calibri-BoldItalic" svg:font-family="Calibri-BoldItalic" style:font-family-generic="script"/>
    <style:font-face style:name="Calibri" svg:font-family="Calibri" style:font-family-generic="swiss"/>
    <style:font-face style:name="MyriadPro-Regular" svg:font-family="MyriadPro-Regular" style:font-family-generic="swiss"/>
    <style:font-face style:name="NunitoSans-Bold" svg:font-family="NunitoSans-Bold" style:font-family-generic="swiss"/>
    <style:font-face style:name="SymbolMT" svg:font-family="SymbolMT" style:font-family-generic="swiss"/>
    <style:font-face style:name="CourierNewPSMT" svg:font-family="CourierNewPSMT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Calibri" fo:font-size="14pt" style:font-name-asian="Calibri" style:font-size-asian="14pt" style:font-name-complex="Calibri" style:font-size-complex="14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4" style:family="paragraph" style:parent-style-name="Standard">
      <style:paragraph-properties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alibri" fo:font-size="9pt" style:font-name-asian="Calibri" style:font-size-asian="9pt" style:font-name-complex="Calibri" style:font-size-complex="9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Calibri-Bold" fo:font-size="20pt" fo:font-weight="bold" style:font-name-asian="Calibri-Bold" style:font-size-asian="20pt" style:font-weight-asian="bold" style:font-name-complex="Calibri-Bold" style:font-size-complex="20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Calibri-Bold" fo:font-size="14pt" fo:font-weight="bold" style:font-name-asian="Calibri-Bold" style:font-size-asian="14pt" style:font-weight-asian="bold" style:font-name-complex="Calibri-Bold" style:font-size-complex="14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alibri-Bold" fo:font-size="12pt" fo:font-weight="bold" style:font-name-asian="Calibri-Bold" style:font-size-asian="12pt" style:font-weight-asian="bold" style:font-name-complex="Calibri-Bold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Calibri-Bold" fo:font-size="16pt" fo:font-weight="bold" style:font-name-asian="Calibri-Bold" style:font-size-asian="16pt" style:font-weight-asian="bold" style:font-name-complex="Calibri-Bold" style:font-size-complex="16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Calibri-Bold" fo:font-size="18pt" fo:font-weight="bold" style:font-name-asian="Calibri-Bold" style:font-size-asian="18pt" style:font-weight-asian="bold" style:font-name-complex="Calibri-Bold" style:font-size-complex="18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NunitoSans-Bold" fo:font-size="54.5pt" fo:font-weight="bold" style:font-name-asian="NunitoSans-Bold" style:font-size-asian="54.5pt" style:font-weight-asian="bold" style:font-name-complex="NunitoSans-Bold" style:font-size-complex="54.5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NunitoSans-Bold" fo:font-size="33pt" fo:font-weight="bold" style:font-name-asian="NunitoSans-Bold" style:font-size-asian="33pt" style:font-weight-asian="bold" style:font-name-complex="NunitoSans-Bold" style:font-size-complex="33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Menlo-Regular" fo:font-size="9pt" style:font-name-asian="Menlo-Regular" style:font-size-asian="9pt" style:font-name-complex="Menlo-Regular" style:font-size-complex="9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Menlo-Regular" fo:font-size="6.5pt" style:font-name-asian="Menlo-Regular" style:font-size-asian="6.5pt" style:font-name-complex="Menlo-Regular" style:font-size-complex="6.5pt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AppleColorEmoji" fo:font-size="69pt" style:font-name-asian="AppleColorEmoji" style:font-size-asian="69pt" style:font-name-complex="AppleColorEmoji" style:font-size-complex="69pt"/>
    </style:style>
    <style:style style:name="P18" style:family="paragraph" style:parent-style-name="Standard">
      <style:paragraph-properties fo:text-align="start" style:justify-single-word="false" style:text-autospace="none"/>
      <style:text-properties fo:color="#ffffff" style:font-name="Calibri" fo:font-size="14pt" style:font-name-asian="Calibri" style:font-size-asian="14pt" style:font-name-complex="Calibri" style:font-size-complex="14pt"/>
    </style:style>
    <style:style style:name="P19" style:family="paragraph" style:parent-style-name="Standard">
      <style:paragraph-properties fo:text-align="start" style:justify-single-word="false" style:text-autospace="none"/>
      <style:text-properties fo:color="#ffffff"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c10000" style:font-name="Calibri-Bold" fo:font-size="40pt" fo:font-weight="bold" style:font-name-asian="Calibri-Bold" style:font-size-asian="40pt" style:font-weight-asian="bold" style:font-name-complex="Calibri-Bold" style:font-size-complex="40pt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c10000" style:font-name="Calibri-Bold" fo:font-size="16pt" fo:font-weight="bold" style:font-name-asian="Calibri-Bold" style:font-size-asian="16pt" style:font-weight-asian="bold" style:font-name-complex="Calibri-Bold" style:font-size-complex="16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c10000" style:font-name="Calibri-Bold" fo:font-size="14pt" fo:font-weight="bold" style:font-name-asian="Calibri-Bold" style:font-size-asian="14pt" style:font-weight-asian="bold" style:font-name-complex="Calibri-Bold" style:font-size-complex="14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c10000" style:font-name="Calibri-BoldItalic" fo:font-size="12pt" fo:font-style="italic" fo:font-weight="bold" style:font-name-asian="Calibri-BoldItalic" style:font-size-asian="12pt" style:font-style-asian="italic" style:font-weight-asian="bold" style:font-name-complex="Calibri-BoldItalic" style:font-size-complex="12pt" style:font-style-complex="italic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563c2" style:font-name="Calibri" fo:font-size="20pt" style:font-name-asian="Calibri" style:font-size-asian="20pt" style:font-name-complex="Calibri" style:font-size-complex="20pt"/>
    </style:style>
    <style:style style:name="P25" style:family="paragraph" style:parent-style-name="Standard">
      <style:paragraph-properties fo:text-align="start" style:justify-single-word="false" style:text-autospace="none"/>
      <style:text-properties fo:color="#cdcdcd" style:font-name="Consolas" fo:font-size="12pt" style:font-name-asian="Consolas" style:font-size-asian="12pt" style:font-name-complex="Consolas" style:font-size-complex="12pt"/>
    </style:style>
    <style:style style:name="P26" style:family="paragraph" style:parent-style-name="Standard">
      <style:paragraph-properties fo:text-align="start" style:justify-single-word="false" style:text-autospace="none"/>
      <style:text-properties fo:color="#cdcdcd" style:font-name="MyriadPro-Regular" fo:font-size="5.5pt" style:font-name-asian="MyriadPro-Regular" style:font-size-asian="5.5pt" style:font-name-complex="MyriadPro-Regular" style:font-size-complex="5.5pt"/>
    </style:style>
    <style:style style:name="P27" style:family="paragraph" style:parent-style-name="Standard">
      <style:paragraph-properties fo:text-align="start" style:justify-single-word="false" style:text-autospace="none"/>
      <style:text-properties fo:color="#6a9a55" style:font-name="Menlo-Regular" fo:font-size="9pt" style:font-name-asian="Menlo-Regular" style:font-size-asian="9pt" style:font-name-complex="Menlo-Regular" style:font-size-complex="9pt"/>
    </style:style>
    <style:style style:name="P28" style:family="paragraph" style:parent-style-name="Standard">
      <style:paragraph-properties fo:text-align="start" style:justify-single-word="false" style:text-autospace="none"/>
      <style:text-properties fo:color="#6a9a55" style:font-name="Menlo-Regular" fo:font-size="6.5pt" style:font-name-asian="Menlo-Regular" style:font-size-asian="6.5pt" style:font-name-complex="Menlo-Regular" style:font-size-complex="6.5pt"/>
    </style:style>
    <style:style style:name="P29" style:family="paragraph" style:parent-style-name="Standard">
      <style:paragraph-properties fo:text-align="start" style:justify-single-word="false" style:text-autospace="none"/>
      <style:text-properties fo:color="#d5d5d5" style:font-name="Menlo-Regular" fo:font-size="9pt" style:font-name-asian="Menlo-Regular" style:font-size-asian="9pt" style:font-name-complex="Menlo-Regular" style:font-size-complex="9pt"/>
    </style:style>
    <style:style style:name="P30" style:family="paragraph" style:parent-style-name="Standard">
      <style:paragraph-properties fo:text-align="start" style:justify-single-word="false" style:text-autospace="none"/>
      <style:text-properties fo:color="#d5d5d5" style:font-name="Menlo-Regular" fo:font-size="6.5pt" style:font-name-asian="Menlo-Regular" style:font-size-asian="6.5pt" style:font-name-complex="Menlo-Regular" style:font-size-complex="6.5pt"/>
    </style:style>
    <style:style style:name="P31" style:family="paragraph" style:parent-style-name="Standard">
      <style:paragraph-properties fo:text-align="start" style:justify-single-word="false" style:text-autospace="none"/>
      <style:text-properties fo:color="#b6cfa9" style:font-name="Menlo-Regular" fo:font-size="9pt" style:font-name-asian="Menlo-Regular" style:font-size-asian="9pt" style:font-name-complex="Menlo-Regular" style:font-size-complex="9pt"/>
    </style:style>
    <style:style style:name="P32" style:family="paragraph" style:parent-style-name="Standard">
      <style:paragraph-properties fo:text-align="justify" style:justify-single-word="false" style:text-autospace="none">
        <style:tab-stops>
          <style:tab-stop style:position="0cm"/>
        </style:tab-stops>
      </style:paragraph-properties>
      <style:text-properties fo:color="#000000" style:font-name="Calibri" fo:font-size="10pt" style:font-name-asian="Calibri" style:font-size-asian="10pt" style:font-name-complex="Calibri" style:font-size-complex="10pt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Calibri" fo:font-size="14pt" style:font-name-asian="Calibri" style:font-size-asian="14pt" style:font-name-complex="Calibri" style:font-size-complex="14pt"/>
    </style:style>
    <style:style style:name="P34" style:family="paragraph" style:parent-style-name="Standard">
      <style:paragraph-properties fo:text-align="center" style:justify-single-word="false" style:text-autospace="none"/>
      <style:text-properties fo:color="#ffffff" style:font-name="Calibri" fo:font-size="14pt" style:font-name-asian="Calibri" style:font-size-asian="14pt" style:font-name-complex="Calibri" style:font-size-complex="14pt"/>
    </style:style>
    <style:style style:name="P35" style:family="paragraph" style:parent-style-name="Standard">
      <style:paragraph-properties fo:text-align="start" style:justify-single-word="false" fo:break-before="page" style:text-autospace="none"/>
      <style:text-properties fo:color="#000000" style:font-name="Calibri" fo:font-size="14pt" style:font-name-asian="Calibri" style:font-size-asian="14pt" style:font-name-complex="Calibri" style:font-size-complex="14pt"/>
    </style:style>
    <style:style style:name="T1" style:family="text">
      <style:text-properties style:font-name="NunitoSans-Bold" fo:font-size="15pt" fo:font-weight="bold" style:font-name-asian="NunitoSans-Bold" style:font-size-asian="15pt" style:font-weight-asian="bold" style:font-name-complex="NunitoSans-Bold" style:font-size-complex="15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alibri-Bold" fo:font-size="12pt" fo:font-weight="bold" style:font-name-asian="Calibri-Bold" style:font-size-asian="12pt" style:font-weight-asian="bold" style:font-name-complex="Calibri-Bold" style:font-size-complex="12pt" style:font-weight-complex="bold"/>
    </style:style>
    <style:style style:name="T4" style:family="text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T5" style:family="text">
      <style:text-properties style:font-name="Calibri-Bold" fo:font-size="9pt" fo:font-weight="bold" style:font-name-asian="Calibri-Bold" style:font-size-asian="9pt" style:font-weight-asian="bold" style:font-name-complex="Calibri-Bold" style:font-size-complex="9pt" style:font-weight-complex="bold"/>
    </style:style>
    <style:style style:name="T6" style:family="text">
      <style:text-properties fo:color="#0563c2" fo:font-size="12pt" style:font-size-asian="12pt" style:font-size-complex="12pt"/>
    </style:style>
    <style:style style:name="T7" style:family="text">
      <style:text-properties fo:color="#c10000" style:font-name="SymbolMT" fo:font-size="12pt" style:font-name-asian="SymbolMT" style:font-size-asian="12pt" style:font-name-complex="SymbolMT" style:font-size-complex="12pt"/>
    </style:style>
    <style:style style:name="T8" style:family="text">
      <style:text-properties fo:color="#c10000" style:font-name="Calibri-Bold" fo:font-size="12pt" fo:font-weight="bold" style:font-name-asian="Calibri-Bold" style:font-size-asian="12pt" style:font-weight-asian="bold" style:font-name-complex="Calibri-Bold" style:font-size-complex="12pt" style:font-weight-complex="bold"/>
    </style:style>
    <style:style style:name="T9" style:family="text">
      <style:text-properties fo:color="#c10000" style:font-name="Calibri-Bold" fo:font-size="28pt" fo:font-weight="bold" style:font-name-asian="Calibri-Bold" style:font-size-asian="28pt" style:font-weight-asian="bold" style:font-name-complex="Calibri-Bold" style:font-size-complex="28pt" style:font-weight-complex="bold"/>
    </style:style>
    <style:style style:name="T10" style:family="text">
      <style:text-properties fo:color="#c10000" style:font-name="Calibri-Bold" fo:font-size="8pt" fo:font-weight="bold" style:font-name-asian="Calibri-Bold" style:font-size-asian="8pt" style:font-weight-asian="bold" style:font-name-complex="Calibri-Bold" style:font-size-complex="8pt" style:font-weight-complex="bold"/>
    </style:style>
    <style:style style:name="T11" style:family="text">
      <style:text-properties fo:color="#c10000" style:font-name="Calibri-Bold" fo:font-size="14pt" fo:font-weight="bold" style:font-name-asian="Calibri-Bold" style:font-size-asian="14pt" style:font-weight-asian="bold" style:font-name-complex="Calibri-Bold" style:font-size-complex="14pt" style:font-weight-complex="bold"/>
    </style:style>
    <style:style style:name="T12" style:family="text">
      <style:text-properties fo:color="#c10000" style:font-name="Calibri-Bold" fo:font-size="36pt" fo:font-weight="bold" style:font-name-asian="Calibri-Bold" style:font-size-asian="36pt" style:font-weight-asian="bold" style:font-name-complex="Calibri-Bold" style:font-size-complex="36pt" style:font-weight-complex="bold"/>
    </style:style>
    <style:style style:name="T13" style:family="text">
      <style:text-properties fo:color="#c10000" fo:font-size="28pt" style:font-size-asian="28pt" style:font-size-complex="28pt"/>
    </style:style>
    <style:style style:name="T14" style:family="text">
      <style:text-properties style:font-name="SymbolMT" fo:font-size="12pt" style:font-name-asian="SymbolMT" style:font-size-asian="12pt" style:font-name-complex="SymbolMT" style:font-size-complex="12pt"/>
    </style:style>
    <style:style style:name="T15" style:family="text">
      <style:text-properties style:font-name="SymbolMT" fo:font-size="11pt" style:font-name-asian="SymbolMT" style:font-size-asian="11pt" style:font-name-complex="SymbolMT" style:font-size-complex="11pt"/>
    </style:style>
    <style:style style:name="T16" style:family="text">
      <style:text-properties fo:color="#ffffff" fo:font-size="14pt" style:font-size-asian="14pt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CourierNewPSMT" fo:font-size="12pt" style:font-name-asian="CourierNewPSMT" style:font-size-asian="12pt" style:font-name-complex="CourierNewPSMT" style:font-size-complex="12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color="#d5d5d5"/>
    </style:style>
    <style:style style:name="T21" style:family="text">
      <style:text-properties fo:color="#d5d5d5" style:font-name="Menlo-Regular" fo:font-size="9pt" style:font-name-asian="Menlo-Regular" style:font-size-asian="9pt" style:font-name-complex="Menlo-Regular" style:font-size-complex="9pt"/>
    </style:style>
    <style:style style:name="T22" style:family="text">
      <style:text-properties fo:color="#d5d5d5" style:font-name="Menlo-Regular" fo:font-size="6.5pt" style:font-name-asian="Menlo-Regular" style:font-size-asian="6.5pt" style:font-name-complex="Menlo-Regular" style:font-size-complex="6.5pt"/>
    </style:style>
    <style:style style:name="T23" style:family="text">
      <style:text-properties fo:color="#ddddab"/>
    </style:style>
    <style:style style:name="T24" style:family="text">
      <style:text-properties fo:color="#ddddab" style:font-name="Menlo-Regular" fo:font-size="9pt" style:font-name-asian="Menlo-Regular" style:font-size-asian="9pt" style:font-name-complex="Menlo-Regular" style:font-size-complex="9pt"/>
    </style:style>
    <style:style style:name="T25" style:family="text">
      <style:text-properties fo:color="#ddddab" style:font-name="Menlo-Regular" fo:font-size="6.5pt" style:font-name-asian="Menlo-Regular" style:font-size-asian="6.5pt" style:font-name-complex="Menlo-Regular" style:font-size-complex="6.5pt"/>
    </style:style>
    <style:style style:name="T26" style:family="text">
      <style:text-properties fo:color="#9dddff"/>
    </style:style>
    <style:style style:name="T27" style:family="text">
      <style:text-properties fo:color="#9dddff" style:font-name="Menlo-Regular" fo:font-size="9pt" style:font-name-asian="Menlo-Regular" style:font-size-asian="9pt" style:font-name-complex="Menlo-Regular" style:font-size-complex="9pt"/>
    </style:style>
    <style:style style:name="T28" style:family="text">
      <style:text-properties fo:color="#9dddff" style:font-name="Menlo-Regular" fo:font-size="6.5pt" style:font-name-asian="Menlo-Regular" style:font-size-asian="6.5pt" style:font-name-complex="Menlo-Regular" style:font-size-complex="6.5pt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size="6.5pt" style:font-size-asian="6.5pt" style:font-size-complex="6.5pt"/>
    </style:style>
    <style:style style:name="T32" style:family="text">
      <style:text-properties fo:color="#ff0000" fo:font-size="12pt" style:font-size-asian="12pt" style:font-size-complex="12pt"/>
    </style:style>
    <style:style style:name="T33" style:family="text">
      <style:text-properties fo:color="#569dd7"/>
    </style:style>
    <style:style style:name="T34" style:family="text">
      <style:text-properties fo:color="#569dd7" style:font-name="Menlo-Regular" fo:font-size="9pt" style:font-name-asian="Menlo-Regular" style:font-size-asian="9pt" style:font-name-complex="Menlo-Regular" style:font-size-complex="9pt"/>
    </style:style>
    <style:style style:name="T35" style:family="text">
      <style:text-properties fo:color="#569dd7" style:font-name="Menlo-Regular" fo:font-size="6.5pt" style:font-name-asian="Menlo-Regular" style:font-size-asian="6.5pt" style:font-name-complex="Menlo-Regular" style:font-size-complex="6.5pt"/>
    </style:style>
    <style:style style:name="T36" style:family="text">
      <style:text-properties fo:color="#4ecab1" style:font-name="Menlo-Regular" fo:font-size="9pt" style:font-name-asian="Menlo-Regular" style:font-size-asian="9pt" style:font-name-complex="Menlo-Regular" style:font-size-complex="9pt"/>
    </style:style>
    <style:style style:name="T37" style:family="text">
      <style:text-properties fo:color="#c687c1"/>
    </style:style>
    <style:style style:name="T38" style:family="text">
      <style:text-properties fo:color="#c687c1" style:font-name="Menlo-Regular" fo:font-size="9pt" style:font-name-asian="Menlo-Regular" style:font-size-asian="9pt" style:font-name-complex="Menlo-Regular" style:font-size-complex="9pt"/>
    </style:style>
    <style:style style:name="T39" style:family="text">
      <style:text-properties fo:color="#c687c1" style:font-name="Menlo-Regular" fo:font-size="6.5pt" style:font-name-asian="Menlo-Regular" style:font-size-asian="6.5pt" style:font-name-complex="Menlo-Regular" style:font-size-complex="6.5pt"/>
    </style:style>
    <style:style style:name="T40" style:family="text">
      <style:text-properties fo:color="#cf9278"/>
    </style:style>
    <style:style style:name="T41" style:family="text">
      <style:text-properties fo:color="#cf9278" style:font-name="Menlo-Regular" fo:font-size="9pt" style:font-name-asian="Menlo-Regular" style:font-size-asian="9pt" style:font-name-complex="Menlo-Regular" style:font-size-complex="9pt"/>
    </style:style>
    <style:style style:name="T42" style:family="text">
      <style:text-properties fo:color="#cf9278" style:font-name="Menlo-Regular" fo:font-size="6.5pt" style:font-name-asian="Menlo-Regular" style:font-size-asian="6.5pt" style:font-name-complex="Menlo-Regular" style:font-size-complex="6.5pt"/>
    </style:style>
    <style:style style:name="T43" style:family="text">
      <style:text-properties fo:color="#b6cfa9"/>
    </style:style>
    <style:style style:name="T44" style:family="text">
      <style:text-properties fo:color="#b6cfa9" style:font-name="Menlo-Regular" fo:font-size="9pt" style:font-name-asian="Menlo-Regular" style:font-size-asian="9pt" style:font-name-complex="Menlo-Regular" style:font-size-complex="9pt"/>
    </style:style>
    <style:style style:name="T45" style:family="text">
      <style:text-properties fo:color="#818181"/>
    </style:style>
    <style:style style:name="T46" style:family="text">
      <style:text-properties fo:color="#818181" style:font-name="Menlo-Regular" fo:font-size="9pt" style:font-name-asian="Menlo-Regular" style:font-size-asian="9pt" style:font-name-complex="Menlo-Regular" style:font-size-complex="9pt"/>
    </style:style>
    <style:style style:name="T47" style:family="text">
      <style:text-properties fo:color="#818181" style:font-name="Menlo-Regular" fo:font-size="6.5pt" style:font-name-asian="Menlo-Regular" style:font-size-asian="6.5pt" style:font-name-complex="Menlo-Regular" style:font-size-complex="6.5pt"/>
    </style:style>
    <style:style style:name="T48" style:family="text">
      <style:text-properties fo:color="#6a9a55" style:font-name="Menlo-Regular" fo:font-size="9pt" style:font-name-asian="Menlo-Regular" style:font-size-asian="9pt" style:font-name-complex="Menlo-Regular" style:font-size-complex="9pt"/>
    </style:style>
    <style:style style:name="T49" style:family="text">
      <style:text-properties fo:color="#000000" style:font-name="Calibri-Bold" fo:font-size="36pt" fo:font-weight="bold" style:font-name-asian="Calibri-Bold" style:font-size-asian="36pt" style:font-weight-asian="bold" style:font-name-complex="Calibri-Bold" style:font-size-complex="3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1<text:span text:style-name="T49">Remerciements</text:span></text:p>
      <text:p text:style-name="P2">Je voudrais remercier le centre de formation DORANCO, pour la qualité de la formation et le soutien de l’équipe administrative.</text:p>
      <text:p text:style-name="P2">Je saisis cette occasion pour adresser mes profonds remerciements à Mr Yassine</text:p>
      <text:p text:style-name="P2">AABIDOUCHE pour tous ses conseils durant toute la formation.</text:p>
      <text:p text:style-name="P2">Je tiens également à remercier les formateurs qui ont tous été à la hauteur.</text:p>
      <text:p text:style-name="P2">je voudrais remercier également mes camarades de promotion.</text:p>
      <text:p text:style-name="P2">Pour finir, un grand MERCI à mon père, ma mère, ma femme, mes enfants, mon</text:p>
      <text:p text:style-name="P2">frère et ma soeur qui m’ont apporté leur soutien moral et intellectuel tout au</text:p>
      <text:p text:style-name="P2">long de ma formation.</text:p>
      <text:p text:style-name="P35"/>
      <text:p text:style-name="P18">2</text:p>
      <text:p text:style-name="P1"/>
      <text:p text:style-name="P20">1 Table des matières</text:p>
      <text:p text:style-name="P23">1 Table des matières ..................................................................................................... 2</text:p>
      <text:p text:style-name="P23">2 À PROPOS… ................................................................................................................ 6</text:p>
      <text:p text:style-name="P23">3 PRESENTATION DU PROJET ......................................................................................... 8</text:p>
      <text:p text:style-name="P7">3.1 Présentation de l’entreprise et son projet ....................................................................... 9</text:p>
      <text:p text:style-name="P7">3.2 Les besoins fonctionnels ................................................................................................. 9</text:p>
      <text:p text:style-name="P1">3.2.1 Espace membre et administrateur .................................................................................................. 9</text:p>
      <text:p text:style-name="P1">3.2.2 Interface d’administration « Back-office » .................................................................................... 10</text:p>
      <text:p text:style-name="P1">3.2.3 Formulaire de dépôt d’annonce .................................................................................................... 10</text:p>
      <text:p text:style-name="P1">3.2.4 Formulaires de contact ................................................................................................................. 10</text:p>
      <text:p text:style-name="P1">3.2.5 Barre de recherche ........................................................................................................................ 10</text:p>
      <text:p text:style-name="P7">3.3 Les cibles de l’application .............................................................................................. 10</text:p>
      <text:p text:style-name="P7">3.4 Benchmark concurrentiel .............................................................................................. 10</text:p>
      <text:p text:style-name="P1">3.4.1 objets-trouve.com ......................................................................................................................... 11</text:p>
      <text:p text:style-name="P1">3.4.2 cpasperdu.com .............................................................................................................................. 12</text:p>
      <text:p text:style-name="P7">3.5 Arborescence de l’application ....................................................................................... 13</text:p>
      <text:p text:style-name="P1">3.5.1 Front-end «Plan du site » .............................................................................................................. 13</text:p>
      <text:p text:style-name="P1">3.5.2 Back-end « Organisation des fichiers » ......................................................................................... 16</text:p>
      <text:p text:style-name="P7">3.6 Wireframe .................................................................................................................... 17</text:p>
      <text:p text:style-name="P7">3.7 Budgétisation du projet ................................................................................................ 24</text:p>
      <text:p text:style-name="P7">3.8 Calendrier prévisionnel ................................................................................................. 24</text:p>
      <text:p text:style-name="P23">4 UML ......................................................................................................................... 25</text:p>
      <text:p text:style-name="P7">4.1 Diagramme de cas d’utilisation ..................................................................................... 26</text:p>
      <text:p text:style-name="P7">4.2 Diagramme de classes ................................................................................................... 27</text:p>
      <text:p text:style-name="P23">5 DÉVELOPPEMENT DE L’APPLICATION ........................................................................ 28</text:p>
      <text:p text:style-name="P7">5.1 Langages et Framework ................................................................................................ 29</text:p>
      <text:p text:style-name="P7">5.2 Installation du framework Symfony .............................................................................. 30</text:p>
      <text:p text:style-name="P7">5.3 L’arborescence des fichiers ........................................................................................... 30</text:p>
      <text:p text:style-name="P1">5.3.1 Le dossier « bin » ........................................................................................................................... 31</text:p>
      <text:p text:style-name="P1">5.3.2 Le dossier « config » ...................................................................................................................... 31</text:p>
      <text:p text:style-name="P1">5.3.3 Le dossier « public » ...................................................................................................................... 31</text:p>
      <text:p text:style-name="P1">5.3.4 Le dossier « src » ........................................................................................................................... 31</text:p>
      <text:p text:style-name="P7">5.4 La Base de données ....................................................................................................... 32</text:p>
      <text:p text:style-name="P1">5.4.1 Paramétrage .................................................................................................................................. 32</text:p>
      <text:p text:style-name="P1">5.4.2 Création de la base de données .................................................................................................... 33</text:p>
      <text:p text:style-name="P1">5.4.3 Les tables de la base de données .................................................................................................. 33</text:p>
      <text:p text:style-name="P1">5.4.4 Diagramme EA « entité-association » de la base de données ...................................................... 34</text:p>
      <text:p text:style-name="P1">5.4.5 Création des tables ........................................................................................................................ 34</text:p>
      <text:p text:style-name="P1">5.4.6 Insertion des données dans la base .............................................................................................. 35</text:p>
      <text:p text:style-name="P18">3</text:p>
      <text:p text:style-name="P1"><text:span text:style-name="T1"/></text:p>
      <text:p text:style-name="P7">5.5 Formulaire d’inscription ................................................................................................ 37</text:p>
      <text:p text:style-name="P1">5.5.1 Création du formulaire .................................................................................................................. 37</text:p>
      <text:p text:style-name="P1">5.5.2 Validation du formulaire et la protection contre les injections SQL ............................................. 39</text:p>
      <text:p text:style-name="P1">5.5.3 Le Controller .................................................................................................................................. 42</text:p>
      <text:p text:style-name="P7"><text:soft-page-break/>5.6 Formulaire de contact ................................................................................................... 46</text:p>
      <text:p text:style-name="P7">5.7 La Sécurité .................................................................................................................... 49</text:p>
      <text:p text:style-name="P1">5.7.1 L’authentification et les autorisations ........................................................................................... 49</text:p>
      <text:p text:style-name="P1">5.7.2 La protection contre les injections SQL ......................................................................................... 50</text:p>
      <text:p text:style-name="P1">5.7.3 Le Cryptage des mots de passe ..................................................................................................... 50</text:p>
      <text:p text:style-name="P1">5.7.4 Anti-Spam ...................................................................................................................................... 50</text:p>
      <text:p text:style-name="P1">5.7.5 HTTPS « Protocole de transfert hypertexte sécurisé » ................................................................. 50</text:p>
      <text:p text:style-name="P7">5.8 Les Cookies et le respect de la loi .................................................................................. 50</text:p>
      <text:p text:style-name="P7">5.9 Interface d'administration « Back-Office » .................................................................... 52</text:p>
      <text:p text:style-name="P7">5.10 La page d’erreur 404 ..................................................................................................... 54</text:p>
      <text:p text:style-name="P7">5.11 Intégrer les données dans une vue ................................................................................ 55</text:p>
      <text:p text:style-name="P1">5.11.1 Intégration des données ........................................................................................................... 55</text:p>
      <text:p text:style-name="P1">5.11.2 Pagination ................................................................................................................................. 56</text:p>
      <text:p text:style-name="P1">5.11.3 Affichage des annonces active ................................................................................................. 57</text:p>
      <text:p text:style-name="P23">6 LE RÉFÉRENCEMENT ................................................................................................. 61</text:p>
      <text:p text:style-name="P7">6.1 Le Référencement Naturel « SEO » ................................................................................ 62</text:p>
      <text:p text:style-name="P1">6.1.1 La balise « title » ........................................................................................................................... 62</text:p>
      <text:p text:style-name="P1">6.1.2 La balise « meta description » ....................................................................................................... 62</text:p>
      <text:p text:style-name="P1">6.1.3 Les balises titre Hn ........................................................................................................................ 62</text:p>
      <text:p text:style-name="P1">6.1.4 L’attribut &lt;alt&gt; .............................................................................................................................. 63</text:p>
      <text:p text:style-name="P1">6.1.5 Responsive - Mobile friendly ......................................................................................................... 63</text:p>
      <text:p text:style-name="P1">6.1.6 Le temps de chargement ............................................................................................................... 63</text:p>
      <text:p text:style-name="P1">6.1.7 La duplication de contenu « duplicate content » .......................................................................... 64</text:p>
      <text:p text:style-name="P1">6.1.8 L’indexation ................................................................................................................................... 64</text:p>
      <text:p text:style-name="P1">6.1.9 Sitemap ......................................................................................................................................... 64</text:p>
      <text:p text:style-name="P23">7 DESIGN ..................................................................................................................... 66</text:p>
      <text:p text:style-name="P7">7.1 Charte graphique .......................................................................................................... 67</text:p>
      <text:p text:style-name="P1">7.1.1 Le logo ........................................................................................................................................... 67</text:p>
      <text:p text:style-name="P1">7.1.2 Les couleurs ................................................................................................................................... 68</text:p>
      <text:p text:style-name="P1">7.1.3 La typographie ............................................................................................................................... 69</text:p>
      <text:p text:style-name="P1">7.1.4 Les icônes ...................................................................................................................................... 69</text:p>
      <text:p text:style-name="P1">7.1.5 Les illustrations ............................................................................................................................. 69</text:p>
      <text:p text:style-name="P1">7.1.6 Les boutons ................................................................................................................................... 69</text:p>
      <text:p text:style-name="P7">7.2 Responsive Web Design ................................................................................................ 70</text:p>
      <text:p text:style-name="P7">7.3 Le rendu final de l’application ....................................................................................... 72</text:p>
      <text:p text:style-name="P23">8 LES MENTIONS OBLIGATOIRES .................................................................................. 80</text:p>
      <text:p text:style-name="P7">8.1 Les obligations à respecter ............................................................................................ 81</text:p>
      <text:p text:style-name="P1">8.1.1 Conditions générales d’utilisation (CGU) » ................................................................................... 81</text:p>
      <text:p text:style-name="P1">8.1.2 Politique de Confidentialité .......................................................................................................... 81</text:p>
      <text:p text:style-name="P1">8.1.3 Règlement Général sur la Protection des Données (RGPD) » ....................................................... 81</text:p>
      <text:p text:style-name="P1">8.1.4 Cookies .......................................................................................................................................... 81</text:p>
      <text:p text:style-name="P23">9 LA MISE EN LIGNE ..................................................................................................... 82</text:p>
      <text:p text:style-name="P18">4</text:p>
      <text:p text:style-name="P1"><text:span text:style-name="T1"/></text:p>
      <text:p text:style-name="P7">9.1 La mise en ligne de l’application .................................................................................... 83</text:p>
      <text:p text:style-name="P1">9.1.1 Le choix de l’hébergeur ................................................................................................................. 83</text:p>
      <text:p text:style-name="P1">9.1.2 Paramétrage « cPanel » ................................................................................................................ 83</text:p>
      <text:p text:style-name="P1">9.1.3 Test et Préparation des fichiers en local ....................................................................................... 83</text:p>
      <text:p text:style-name="P1">9.1.4 Le transfert .................................................................................................................................... 84</text:p>
      <text:p text:style-name="P23">10 OUTILS D’ANALYSE ................................................................................................... 85</text:p>
      <text:p text:style-name="P7">10.1 Google Analytics ........................................................................................................... 86</text:p>
      <text:p text:style-name="P23">11 CONCLUSION ............................................................................................................ 87</text:p>
      <text:p text:style-name="P18"><text:soft-page-break/>5</text:p>
      <text:p text:style-name="P1"><text:span text:style-name="T1"/></text:p>
      <text:p text:style-name="P8">CAHIER DES CHARGES</text:p>
      <text:p text:style-name="P8">Projet de création de l’application web</text:p>
      <text:p text:style-name="P24">www.ifoundit.fr</text:p>
      <text:p text:style-name="P13">IFOUNDIT</text:p>
      <text:p text:style-name="P18">6</text:p>
      <text:p text:style-name="P1"><text:span text:style-name="T1"/></text:p>
      <text:p text:style-name="P20">2 À PROPOS…</text:p>
      <text:p text:style-name="P14">IFOUNDIT</text:p>
      <text:p text:style-name="P18">7</text:p>
      <text:p text:style-name="P1"><text:span text:style-name="T1"/></text:p>
      <text:p text:style-name="P2">Je suis Noreddine BENYAMINA, j’ai débuté ma carrière dans l’informatique</text:p>
      <text:p text:style-name="P2">depuis le plus jeune âge, par la réparation des ordinateurs et la résolution des</text:p>
      <text:p text:style-name="P2">problèmes liés au fonctionnement, aussitôt j’ai suivi une formation de technicien</text:p>
      <text:p text:style-name="P2">de maintenance informatique et réseaux afin de me professionnaliser dans ce</text:p>
      <text:p text:style-name="P2">domaine.</text:p>
      <text:p text:style-name="P2">Après quelques années d’expérience, j’ai créé la société « Nordinateur », localisé</text:p>
      <text:p text:style-name="P2">à Boulogne-Billancourt, spécialisé dans la maintenance informatique et le</text:p>
      <text:p text:style-name="P2">câblage des réseaux.</text:p>
      <text:p text:style-name="P2">Passionné par le développement web et avec des notions en Html et CSS, je me</text:p>
      <text:p text:style-name="P2">suis intéressé à la création des sites internet, des sites vitrines et des site ecommerces</text:p>
      <text:p text:style-name="P2">avec le CMS Prestashop où j’ai réalisé plusieurs projets, entre-autres</text:p>
      <text:p text:style-name="P2">« lacartouche.fr » un site e-commerce spécialisé dans la vente de cartouches</text:p>
      <text:p text:style-name="P2">d’encre.</text:p>
      <text:p text:style-name="P2">Fort de mon expérience dans le domaine informatique depuis plus de 20 ans,</text:p>
      <text:p text:style-name="P2">aussi passionné par le développement web et la création des sites internet,</text:p>
      <text:p text:style-name="P2">autodidacte je me suis orienté dans ce domaine et afin d’approfondir mes</text:p>
      <text:p text:style-name="P2">compétences en suivant une formation de développeur web et web mobile au</text:p>
      <text:p text:style-name="P2">sein de l’école Doranco qui a duré 7 mois dont 1 mois de stage en entreprise en</text:p>
      <text:p text:style-name="P2">tant que développeur.</text:p>
      <text:p text:style-name="P18"><text:soft-page-break/>8</text:p>
      <text:p text:style-name="P1"/>
      <text:p text:style-name="P20">3 PRESENTATION DU</text:p>
      <text:p text:style-name="P20">PROJET</text:p>
      <text:p text:style-name="P14">IFOUNDIT</text:p>
      <text:p text:style-name="P18">9</text:p>
      <text:p text:style-name="P1"><text:span text:style-name="T1"/></text:p>
      <text:p text:style-name="P21">3.1 Présentation de l’entreprise et son projet</text:p>
      <text:p text:style-name="P3">Il a été décidé de mettre en place une application web pour l’entreprise Normus.</text:p>
      <text:p text:style-name="P3">L’entreprise Normus est immatriculée au RCS de Nanterre sous le numéro 812100295, dont</text:p>
      <text:p text:style-name="P3">le siège social est situé au 3 rue Pasteur 92210 St-Cloud.</text:p>
      <text:p text:style-name="P3">Elle a pour objectif d’offrir aux habitants de la ville de St-Cloud et les villes voisines, un service</text:p>
      <text:p text:style-name="P3">en ligne d’objets trouvés sous forme d’annonces, qui se présentent comme suit :</text:p>
      <text:p text:style-name="P3">- Signalement des objets trouvés.</text:p>
      <text:p text:style-name="P3">- Signalement des objets perdus.</text:p>
      <text:p text:style-name="P3">Actuellement la ville de St-Cloud ne possède aucun moyen afin de signaler les objets trouvés.</text:p>
      <text:p text:style-name="P3">L’entreprise Normus a décidé d’offrir ce service gratuitement pour les habitants dans un</text:p>
      <text:p text:style-name="P3">premier temps afin de se faire connaitre, puis mettre en place un service de donation et un</text:p>
      <text:p text:style-name="P3">service de publicité payant pour les professionnels.</text:p>
      <text:p text:style-name="P3">Elle souhaite à long terme collaborer avec :</text:p>
      <text:p text:style-name="P3">- La mairie de St-Cloud.</text:p>
      <text:p text:style-name="P3">- La gare de St-Cloud.</text:p>
      <text:p text:style-name="P3">- Les mairies des villes voisines ainsi que les gares.</text:p>
      <text:p text:style-name="P9">Présentation de l’application</text:p>
      <text:p text:style-name="P1"><text:span text:style-name="T2">« </text:span><text:span text:style-name="T3">ifoundit </text:span><text:span text:style-name="T2">» qui signifie en Français « </text:span><text:span text:style-name="T3">je l’ai trouvé </text:span><text:span text:style-name="T2">», c’est le nom qui a été choisi pour cette</text:span></text:p>
      <text:p text:style-name="P3">application web avec l’extension « .fr ».</text:p>
      <text:p text:style-name="P1"><text:span text:style-name="T2">L’application web </text:span><text:span text:style-name="T6">www.ifoundit.fr </text:span><text:span text:style-name="T2">a pour but la mise en ligne des annonces d’objets trouvés</text:span></text:p>
      <text:p text:style-name="P3">pour la ville de St-Cloud et les villes voisines.</text:p>
      <text:p text:style-name="P3">Elle permettra aux utilisateurs de consulter, déposer et contacter l’annonceur.</text:p>
      <text:p text:style-name="P21">3.2 Les besoins fonctionnels</text:p>
      <text:p text:style-name="P22">3.2.1 Espace membre et administrateur</text:p>
      <text:p text:style-name="P1"><text:span text:style-name="T7">• </text:span><text:span text:style-name="T8">Utilisateur non inscrit « invité »</text:span></text:p>
      <text:p text:style-name="P1"><text:span text:style-name="T2">Un utilisateur non inscrit sur </text:span><text:span text:style-name="T6">www.ifoundit.fr </text:span><text:span text:style-name="T2">pourra consulter les annonces mais ne</text:span></text:p>
      <text:p text:style-name="P3">pourra pas déposer ou voir les coordonnées d’un annonceur, afin de pouvoir déposer</text:p>
      <text:p text:style-name="P3">une annonce ou contacter l’annonceur, ce dernier doit posséder un compte client en</text:p>
      <text:p text:style-name="P3">s’inscrivant avec une adresse e-mail via le formulaire d’inscription.</text:p>
      <text:p text:style-name="P1"><text:span text:style-name="T7">• </text:span><text:span text:style-name="T8">Utilisateur inscrit « membre »</text:span></text:p>
      <text:p text:style-name="P3">Un utilisateur aura la possibilité de créer son propre espace membre afin de déposer,</text:p>
      <text:p text:style-name="P3">modifier, supprimer une annonce, il pourra aussi modifier ses informations</text:p>
      <text:p text:style-name="P3"><text:soft-page-break/>personnelles et supprimer son compte définitivement.</text:p>
      <text:p text:style-name="P1"><text:span text:style-name="T7">• </text:span><text:span text:style-name="T8">Utilisateur Administrateur « admin »</text:span></text:p>
      <text:p text:style-name="P3">Un administrateur aura les mêmes droit qu’un utilisateur inscrit mais en plus un accès</text:p>
      <text:p text:style-name="P3">back-office dédié afin de gérer les utilisateur, les annonces et les catégories.</text:p>
      <text:p text:style-name="P18">10</text:p>
      <text:p text:style-name="P1"><text:span text:style-name="T1"/></text:p>
      <text:p text:style-name="P22">3.2.2 Interface d’administration « Back-office »</text:p>
      <text:p text:style-name="P3">Un back-office dédié afin de gérer le contenu du site internet et les abus.</text:p>
      <text:p text:style-name="P3">Seul la personne avec les droits admin aura accès au back-office, ce dernier aura le</text:p>
      <text:p text:style-name="P3">droit de désactiver, activer, supprimer une annonce ou un utilisateur et aussi créer,</text:p>
      <text:p text:style-name="P3">éditer ou supprimer une catégorie.</text:p>
      <text:p text:style-name="P22">3.2.3 Formulaire de dépôt d’annonce</text:p>
      <text:p text:style-name="P3">Un membre pourra déposer une annonce via un formulaire dédié.</text:p>
      <text:p text:style-name="P22">3.2.4 Formulaires de contact</text:p>
      <text:p text:style-name="P3">Deux types formulaires de contact, un pour contacter le propriétaire du site et l’autre</text:p>
      <text:p text:style-name="P3">formulaire pour contacter l’annonceur (membre à annonceur).</text:p>
      <text:p text:style-name="P22">3.2.5 Barre de recherche</text:p>
      <text:p text:style-name="P3">Un utilisateur a la possibilité de rechercher dans les annonces par des mots clés ou un</text:p>
      <text:p text:style-name="P3">indice.</text:p>
      <text:p text:style-name="P21">3.3 Les cibles de l’application</text:p>
      <text:p text:style-name="P3">L’application web ciblera les habitants de Saint-Cloud et les villes voisines, les utilisateurs</text:p>
      <text:p text:style-name="P3">pourront déposé des annonces d’objets perdu.</text:p>
      <text:p text:style-name="P21">3.4 Benchmark concurrentiel</text:p>
      <text:p text:style-name="P3">Actuellement aucun service ou plateforme en ligne d’objets trouvés n’est proposé par la ville</text:p>
      <text:p text:style-name="P3">de Saint-Cloud « Voir Fig. 1 ».</text:p>
      <text:p text:style-name="P3">Après une recherche sur internet, le seul service des objets perdus qui est proposé se trouve</text:p>
      <text:p text:style-name="P3">à Paris mais pas officiellement de la ville, afin de vérifier ces informations, on a pris contact</text:p>
      <text:p text:style-name="P3">avec la mairie de Saint-Cloud qui nous ont confirmé l’inexistence de ce service.</text:p>
      <text:p text:style-name="P5">Figure. 1 « Site internet de la mairie de Saint-Cloud »</text:p>
      <text:p text:style-name="P18">11</text:p>
      <text:p text:style-name="P1"><text:span text:style-name="T1"/></text:p>
      <text:p text:style-name="P3">Nous avons tout de même analysé 2 concurrents :</text:p>
      <text:p text:style-name="P22">3.4.1 objets-trouve.com</text:p>
      <text:p text:style-name="P1"><text:span text:style-name="T3">URL : </text:span><text:span text:style-name="T2">https://objets-trouve.com</text:span></text:p>
      <text:p text:style-name="P1"><text:span text:style-name="T3">Balise Title : </text:span><text:span text:style-name="T2">Objets trouvés ? Objets perdus ? Obtenez de l'aide avec objets-trouve.com</text:span></text:p>
      <text:p text:style-name="P1"><text:span text:style-name="T3">Meta description : </text:span><text:span text:style-name="T2">Des millions d'objets sont perdus chaque année en France . Le site objetstrouve.</text:span></text:p>
      <text:p text:style-name="P3">com vous conseille pour contacter le service des objets trouvés adéquat.</text:p>
      <text:p text:style-name="P10">Points forts Points faibles</text:p>
      <text:p text:style-name="P1"><text:span text:style-name="T14">• </text:span><text:span text:style-name="T2">Multilingue</text:span></text:p>
      <text:p text:style-name="P1"><text:span text:style-name="T14">• </text:span><text:span text:style-name="T2">Responsive</text:span></text:p>
      <text:p text:style-name="P1"><text:span text:style-name="T14">• </text:span><text:span text:style-name="T2">Référencement sur les moteurs de</text:span></text:p>
      <text:p text:style-name="P3">recherche</text:p>
      <text:p text:style-name="P1"><text:span text:style-name="T14">• </text:span><text:span text:style-name="T2">Aucune présence réelle dans la ville</text:span></text:p>
      <text:p text:style-name="P3">de Saint-Cloud</text:p>
      <text:p text:style-name="P1"><text:soft-page-break/><text:span text:style-name="T14">• </text:span><text:span text:style-name="T2">Design</text:span></text:p>
      <text:p text:style-name="P1"><text:span text:style-name="T14">• </text:span><text:span text:style-name="T2">Aucun formulaire de contact</text:span></text:p>
      <text:p text:style-name="P1"><text:span text:style-name="T14">• </text:span><text:span text:style-name="T2">Pas de réseaux sociaux</text:span></text:p>
      <text:p text:style-name="P18">12</text:p>
      <text:p text:style-name="P1"><text:span text:style-name="T1"/></text:p>
      <text:p text:style-name="P22">3.4.2 cpasperdu.com</text:p>
      <text:p text:style-name="P1"><text:span text:style-name="T3">URL : </text:span><text:span text:style-name="T2">https://www.cpasperdu.com</text:span></text:p>
      <text:p text:style-name="P1"><text:span text:style-name="T3">Balise Title : </text:span><text:span text:style-name="T2">CPasPerdu.com | Service des objets trouvés, perdus et volés sur Internet</text:span></text:p>
      <text:p text:style-name="P1"><text:span text:style-name="T3">Meta description : </text:span><text:span text:style-name="T2">CPasPerdu.com, service des objets trouvés sur Internet, vous permet de</text:span></text:p>
      <text:p text:style-name="P3">retrouver vos objets perdus ou volés en quelques minutes</text:p>
      <text:p text:style-name="P10">Points forts Points faibles</text:p>
      <text:p text:style-name="P1"><text:span text:style-name="T14">• </text:span><text:span text:style-name="T2">Responsive</text:span></text:p>
      <text:p text:style-name="P1"><text:span text:style-name="T14">• </text:span><text:span text:style-name="T2">Référencement sur les moteurs de</text:span></text:p>
      <text:p text:style-name="P3">recherche</text:p>
      <text:p text:style-name="P1"><text:span text:style-name="T14">• </text:span><text:span text:style-name="T2">Expérience utilisateur médiocre</text:span></text:p>
      <text:p text:style-name="P1"><text:span text:style-name="T14">• </text:span><text:span text:style-name="T2">Page d’accueil très lourde en</text:span></text:p>
      <text:p text:style-name="P3">chargement</text:p>
      <text:p text:style-name="P1"><text:span text:style-name="T14">• </text:span><text:span text:style-name="T2">Aucune présence réelle dans la ville</text:span></text:p>
      <text:p text:style-name="P3">de Saint-Cloud</text:p>
      <text:p text:style-name="P1"><text:span text:style-name="T14">• </text:span><text:span text:style-name="T2">Logo</text:span></text:p>
      <text:p text:style-name="P1"><text:span text:style-name="T14">• </text:span><text:span text:style-name="T2">Barre de navigation</text:span></text:p>
      <text:p text:style-name="P1"><text:span text:style-name="T14">• </text:span><text:span text:style-name="T2">Aucun formulaire de contact</text:span></text:p>
      <text:p text:style-name="P1"><text:span text:style-name="T14">• </text:span><text:span text:style-name="T2">Pas de réseaux sociaux</text:span></text:p>
      <text:p text:style-name="P1"><text:span text:style-name="T14">• </text:span><text:span text:style-name="T2">Footer surchargé de liens</text:span></text:p>
      <text:p text:style-name="P1"><text:span text:style-name="T14">• </text:span><text:span text:style-name="T2">Beaucoup de pop-up et espaces</text:span></text:p>
      <text:p text:style-name="P3">publicitaire présent</text:p>
      <text:p text:style-name="P18">13</text:p>
      <text:p text:style-name="P1"><text:span text:style-name="T1"/></text:p>
      <text:p text:style-name="P21">3.5 Arborescence de l’application</text:p>
      <text:p text:style-name="P22">3.5.1 Front-end «Plan du site »</text:p>
      <text:p text:style-name="P1"><text:span text:style-name="T7">• </text:span><text:span text:style-name="T8">Utilisateur non inscrit</text:span></text:p>
      <text:p text:style-name="P18">14</text:p>
      <text:p text:style-name="P1"><text:span text:style-name="T1"/></text:p>
      <text:p text:style-name="P1"><text:span text:style-name="T7">• </text:span><text:span text:style-name="T8">Utilisateur inscrit et connecté</text:span></text:p>
      <text:p text:style-name="P18">15</text:p>
      <text:p text:style-name="P1"><text:span text:style-name="T1"/></text:p>
      <text:p text:style-name="P1"><text:span text:style-name="T7">• </text:span><text:span text:style-name="T8">Utilisateur administrateur</text:span></text:p>
      <text:p text:style-name="P18">16</text:p>
      <text:p text:style-name="P1"><text:span text:style-name="T1"/></text:p>
      <text:p text:style-name="P22">3.5.2 Back-end « Organisation des fichiers »</text:p>
      <text:p text:style-name="P3">Une vue générale de l’arborescence des fichiers coté back-end, les dossiers seront exploré</text:p>
      <text:p text:style-name="P3">dans la partie développement.</text:p>
      <text:p text:style-name="P18">17</text:p>
      <text:p text:style-name="P1"><text:soft-page-break/><text:span text:style-name="T1"/></text:p>
      <text:p text:style-name="P21">3.6 Wireframe</text:p>
      <text:p text:style-name="P22">Page d’accueil</text:p>
      <text:p text:style-name="P18">18</text:p>
      <text:p text:style-name="P1"><text:span text:style-name="T1"/></text:p>
      <text:p text:style-name="P22">Formulaire d’inscription</text:p>
      <text:p text:style-name="P18">19</text:p>
      <text:p text:style-name="P1"><text:span text:style-name="T1"/></text:p>
      <text:p text:style-name="P22">Formulaire de dépôt d’annonce</text:p>
      <text:p text:style-name="P18">20</text:p>
      <text:p text:style-name="P1"><text:span text:style-name="T1"/></text:p>
      <text:p text:style-name="P22">Annonces des objets trouvés</text:p>
      <text:p text:style-name="P18">21</text:p>
      <text:p text:style-name="P1"><text:span text:style-name="T1"/></text:p>
      <text:p text:style-name="P22">Détail de l’annonce</text:p>
      <text:p text:style-name="P18">22</text:p>
      <text:p text:style-name="P1"><text:span text:style-name="T1"/></text:p>
      <text:p text:style-name="P22">Profil membre</text:p>
      <text:p text:style-name="P18">23</text:p>
      <text:p text:style-name="P1"><text:span text:style-name="T1"/></text:p>
      <text:p text:style-name="P22">Coté Responsive</text:p>
      <text:p text:style-name="P18">24</text:p>
      <text:p text:style-name="P1"><text:span text:style-name="T1"/></text:p>
      <text:p text:style-name="P21">3.7 Budgétisation du projet</text:p>
      <text:p text:style-name="P3">Un budget prévisionnel a été mis en place concernant l’application.</text:p>
      <text:p text:style-name="P3">Le devis prend en considération les éléments suivants :</text:p>
      <text:p text:style-name="P3">- Développement de l’application sur-mesure sous PHP/Symfony.</text:p>
      <text:p text:style-name="P3">- Une interface d’administration « Back-office »</text:p>
      <text:p text:style-name="P3">- Création de logo.</text:p>
      <text:p text:style-name="P3">- Optimisation pour le référencement.</text:p>
      <text:p text:style-name="P3">- Paramétrage et préparation de l’espace hébergement.</text:p>
      <text:p text:style-name="P3">- Mise en ligne de l’application.</text:p>
      <text:p text:style-name="P3">- Mise à jour et SAV pour une durée de 1 an.</text:p>
      <text:p text:style-name="P3">Le nom de domaine et l’hébergement sont à la charge du client.</text:p>
      <text:p text:style-name="P3">Après étude de ces critères, le coût de l’application reviendrai à 5000€.</text:p>
      <text:p text:style-name="P21">3.8 Calendrier prévisionnel</text:p>
      <text:p text:style-name="P3">La durée de la conception de l’application web « ifoundit.fr » est estimée à 7 semaines.</text:p>
      <text:p text:style-name="P3">La livraison est prévue pour début juillet 2022.</text:p>
      <text:p text:style-name="P3">De la maquette à la mise en ligne la conception de l’application se déroule comme suit :</text:p>
      <text:p text:style-name="P18">25</text:p>
      <text:p text:style-name="P1"><text:span text:style-name="T1"/></text:p>
      <text:p text:style-name="P20"><text:soft-page-break/>4 UML</text:p>
      <text:p text:style-name="P1"><text:span text:style-name="T9">« U</text:span><text:span text:style-name="T13">nified </text:span><text:span text:style-name="T9">M</text:span><text:span text:style-name="T13">odeling </text:span><text:span text:style-name="T9">L</text:span><text:span text:style-name="T13">anguage »</text:span></text:p>
      <text:p text:style-name="P14">IFOUNDIT</text:p>
      <text:p text:style-name="P18">26</text:p>
      <text:p text:style-name="P1"><text:span text:style-name="T1"/></text:p>
      <text:p text:style-name="P21">4.1 Diagramme de cas d’utilisation</text:p>
      <text:p text:style-name="P3">Ci-dessous le diagramme UML de cas d’utilisation afin de donner une vision globale du</text:p>
      <text:p text:style-name="P3">comportement fonctionnel de l’application web « ifoundit »</text:p>
      <text:p text:style-name="P18">27</text:p>
      <text:p text:style-name="P1"><text:span text:style-name="T1"/></text:p>
      <text:p text:style-name="P21">4.2 Diagramme de classes</text:p>
      <text:p text:style-name="P3">Ci-dessous le diagramme de classes UML, afin de donner une vision plus clair de la</text:p>
      <text:p text:style-name="P3">structure de l’application « ses classes, ses attributs, ses méthodes et ses relations ».</text:p>
      <text:p text:style-name="P18">28</text:p>
      <text:p text:style-name="P1"><text:span text:style-name="T1"/></text:p>
      <text:p text:style-name="P20">5 DÉVELOPPEMENT DE</text:p>
      <text:p text:style-name="P20">L’APPLICATION</text:p>
      <text:p text:style-name="P14">IFOUNDIT</text:p>
      <text:p text:style-name="P18">29</text:p>
      <text:p text:style-name="P1"><text:span text:style-name="T1"/></text:p>
      <text:p text:style-name="P21">5.1 Langages et Framework</text:p>
      <text:p text:style-name="P3">Pour la réalisation du projet, nous avons utilisés les langages et les logiciels suivants :</text:p>
      <text:p text:style-name="P1"><text:span text:style-name="T7">• </text:span><text:span text:style-name="T8">HTML 5</text:span></text:p>
      <text:p text:style-name="P3">Signifie « HyperText Markup Language » qu'on peut traduire par « langage de</text:p>
      <text:p text:style-name="P3">balises pour l'hypertexte ». Il est utilisé afin de créer et de représenter le</text:p>
      <text:p text:style-name="P1"><text:span text:style-name="T2">contenu d'une page web et sa structure. </text:span>« Source : MDN Web Docs »</text:p>
      <text:p text:style-name="P1"><text:span text:style-name="T7">• </text:span><text:span text:style-name="T8">CSS</text:span></text:p>
      <text:p text:style-name="P3">Signifie « Cascading Style Sheets », permet de créer des pages web à</text:p>
      <text:p text:style-name="P1"><text:span text:style-name="T2">l'apparence soignée. </text:span>« Source : MDN Web Docs »</text:p>
      <text:p text:style-name="P1"><text:span text:style-name="T7">• </text:span><text:span text:style-name="T8">Bootstrap 5</text:span></text:p>
      <text:p text:style-name="P3">est une collection d'outils utiles à la création du design (graphisme, animation</text:p>
      <text:p text:style-name="P3">et interactions avec la page dans le navigateur, etc.) de sites et d'applications</text:p>
      <text:p text:style-name="P3"><text:soft-page-break/>web. C'est un ensemble qui contient des codes HTML et CSS, des formulaires,</text:p>
      <text:p text:style-name="P1"><text:span text:style-name="T2">boutons, outils de navigation et autres éléments interactifs. </text:span>« Source : Wikipedia »</text:p>
      <text:p text:style-name="P1"><text:span text:style-name="T7">• </text:span><text:span text:style-name="T8">JavaScript</text:span></text:p>
      <text:p text:style-name="P3">JavaScript est un langage de programmation qui permet d'implémenter des</text:p>
      <text:p text:style-name="P1"><text:span text:style-name="T2">mécanismes complexes sur une page web. </text:span>« Source : MDN Web Docs »</text:p>
      <text:p text:style-name="P1"><text:span text:style-name="T7">• </text:span><text:span text:style-name="T8">jQuery</text:span></text:p>
      <text:p text:style-name="P3">Une bibliothèque JavaScript libre et multiplateforme créée pour faciliter</text:p>
      <text:p text:style-name="P1"><text:span text:style-name="T2">l'écriture de scripts côté client dans le code HTML des pages web. </text:span>« Source :</text:p>
      <text:p text:style-name="P1">Wikipedia »</text:p>
      <text:p text:style-name="P1"><text:span text:style-name="T7">• </text:span><text:span text:style-name="T8">Framework Symfony</text:span></text:p>
      <text:p text:style-name="P3">Est un ensemble de composants PHP ainsi qu'un framework MVC libre écrit en</text:p>
      <text:p text:style-name="P3">PHP. Il fournit des fonctionnalités modulables et adaptables qui permettent de</text:p>
      <text:p text:style-name="P1"><text:span text:style-name="T2">faciliter et d’accélérer le développement d'un site web. </text:span>« Source : Wikipedia »</text:p>
      <text:p text:style-name="P1"><text:span text:style-name="T7">• </text:span><text:span text:style-name="T8">PHP</text:span></text:p>
      <text:p text:style-name="P3">PHP: Hypertext Preprocessor, est un langage de programmation libre,</text:p>
      <text:p text:style-name="P3">principalement utilisé pour produire des pages Web dynamiques via un serveur</text:p>
      <text:p text:style-name="P1"><text:span text:style-name="T2">http. </text:span>« Source : Wikipedia »</text:p>
      <text:p text:style-name="P1"><text:span text:style-name="T7">• </text:span><text:span text:style-name="T8">Base de données MySQL</text:span></text:p>
      <text:p text:style-name="P3">MySQL Database Service est un service de base de données entièrement géré</text:p>
      <text:p text:style-name="P3">pour déployer des applications natives du cloud en utilisant la base de données</text:p>
      <text:p text:style-name="P3">open source la plus populaire au monde. Ce service est développé, géré et</text:p>
      <text:p text:style-name="P1"><text:span text:style-name="T2">supporté à 100% par l'équipe de MySQL. </text:span>« Source :https://mysql.com/fr/»</text:p>
      <text:p text:style-name="P18">30</text:p>
      <text:p text:style-name="P1"><text:span text:style-name="T1"/></text:p>
      <text:p text:style-name="P1"><text:span text:style-name="T7">• </text:span><text:span text:style-name="T8">PhpMyAdmin</text:span></text:p>
      <text:p text:style-name="P3">phpMyAdmin (PMA) est une application Web de gestion pour les systèmes de</text:p>
      <text:p text:style-name="P1"><text:span text:style-name="T2">gestion de base de données MySQL et MariaDB. </text:span>« Source : Wikipedia ».</text:p>
      <text:p text:style-name="P1"><text:span text:style-name="T7">• </text:span><text:span text:style-name="T8">Visual Studio Code</text:span></text:p>
      <text:p text:style-name="P3">phpMyAdmin (PMA) est une application Web de gestion pour les systèmes de</text:p>
      <text:p text:style-name="P1"><text:span text:style-name="T2">gestion de base de données MySQL et MariaDB. </text:span>« Source : Wikipedia »</text:p>
      <text:p text:style-name="P1"><text:span text:style-name="T7">• </text:span><text:span text:style-name="T8">Balsamiq</text:span></text:p>
      <text:p text:style-name="P3">Est un éditeur de code extensible développé par Microsoft pour Windows,</text:p>
      <text:p text:style-name="P3">Linux et macOS.</text:p>
      <text:p text:style-name="P21">5.2 Installation du framework Symfony</text:p>
      <text:p text:style-name="P3">L’application web « ifoundit » sera entièrement développer sous le Framework Symfony</text:p>
      <text:p text:style-name="P3">version 5.4.</text:p>
      <text:p text:style-name="P3">Ce framework utilise l’architecture MVC « Modèle-Vue- Contrôleur »</text:p>
      <text:p text:style-name="P3">Afin de commencer le développement de l’application web, nous lançons un nouveau projet</text:p>
      <text:p text:style-name="P3">Symfony en exécutant la commande suivante dans le terminal à la racine du projet :</text:p>
      <text:p text:style-name="P1"><text:span text:style-name="T16">composer create-project symfony/website-skeleton:"^5.4" ifoundit</text:span><text:span text:style-name="T17">…</text:span></text:p>
      <text:p text:style-name="P21">5.3 L’arborescence des fichiers</text:p>
      <text:p text:style-name="P18">31</text:p>
      <text:p text:style-name="P1"><text:span text:style-name="T1"/></text:p>
      <text:p text:style-name="P22">5.3.1 Le dossier « bin »</text:p>
      <text:p text:style-name="P1"><text:span text:style-name="T2">Il contient les fichiers « </text:span><text:span text:style-name="T3">console </text:span><text:span text:style-name="T2">» et « </text:span><text:span text:style-name="T3">phpunit </text:span><text:span text:style-name="T2">»</text:span></text:p>
      <text:p text:style-name="P1"><text:soft-page-break/><text:span text:style-name="T2">Le fichier « </text:span><text:span text:style-name="T3">console </text:span><text:span text:style-name="T2">» comporte tous les exécutables de Symfony c’est-à-dire toutes les</text:span></text:p>
      <text:p text:style-name="P3">commandes disponible via la CLI.</text:p>
      <text:p text:style-name="P1"><text:span text:style-name="T2">Le fichier « </text:span><text:span text:style-name="T3">phpunit </text:span><text:span text:style-name="T2">» permet de faire des tests unitaires.</text:span></text:p>
      <text:p text:style-name="P22">5.3.2 Le dossier « config »</text:p>
      <text:p text:style-name="P3">Il contient toute la configuration des packages, services et routes se fera dans ce</text:p>
      <text:p text:style-name="P3">dossier.</text:p>
      <text:p text:style-name="P22">5.3.3 Le dossier « public »</text:p>
      <text:p text:style-name="P1"><text:span text:style-name="T2">C’est le point d’entrée de l’application, il représente la « </text:span><text:span text:style-name="T3">racine </text:span><text:span text:style-name="T2">» de notre</text:span></text:p>
      <text:p text:style-name="P3">application,</text:p>
      <text:p text:style-name="P3">C’est le dossier de base auquel le serveur va accéder depuis le navigateur.</text:p>
      <text:p text:style-name="P3">Il contient les éléments suivants :</text:p>
      <text:p text:style-name="P1"><text:span text:style-name="T7">• </text:span><text:span text:style-name="T8">Fichier « index.php »</text:span></text:p>
      <text:p text:style-name="P3">c’est le fichier sur lequel les navigateurs web vont pointer.</text:p>
      <text:p text:style-name="P1"><text:span text:style-name="T7">• </text:span><text:span text:style-name="T8">Dossier « CSS »</text:span></text:p>
      <text:p text:style-name="P3">pour les feuilles de styles.</text:p>
      <text:p text:style-name="P1"><text:span text:style-name="T7">• </text:span><text:span text:style-name="T8">Dossier « Img »</text:span></text:p>
      <text:p text:style-name="P3">pour stocker toutees les images de l’application.</text:p>
      <text:p text:style-name="P1"><text:span text:style-name="T7">• </text:span><text:span text:style-name="T8">Dossier « Js »</text:span></text:p>
      <text:p text:style-name="P3">pour les scripts Javascript</text:p>
      <text:p text:style-name="P1"><text:span text:style-name="T7">• </text:span><text:span text:style-name="T8">Dossier « Upload »</text:span></text:p>
      <text:p text:style-name="P3">pour stocker les images uploadé</text:p>
      <text:p text:style-name="P1"><text:span text:style-name="T7">• </text:span><text:span text:style-name="T8">Fichier « .htaccess »</text:span></text:p>
      <text:p text:style-name="P3">c’est le fichier qui sera créé avant la mise en ligne de l’application, qui servira</text:p>
      <text:p text:style-name="P3">à la réécriture d’url.</text:p>
      <text:p text:style-name="P3">Ce fichier n’est plus présent par défaut dans les installations de Symfony et il</text:p>
      <text:p text:style-name="P3">faut donc le créer.</text:p>
      <text:p text:style-name="P22">5.3.4 Le dossier « src »</text:p>
      <text:p text:style-name="P3">C’est le dossier principal de notre application, il contient l’ensemble de nos sources</text:p>
      <text:p text:style-name="P3">PHP et il contient les dossiers suivants :</text:p>
      <text:p text:style-name="P1"><text:span text:style-name="T7">• </text:span><text:span text:style-name="T8">Le dossier « Controller »</text:span></text:p>
      <text:p text:style-name="P3">C’est le dossier qui contient tous les Controllers de notre application.</text:p>
      <text:p text:style-name="P3">Le rôle principal de la fonction Controller, est de retourner une réponse.</text:p>
      <text:p text:style-name="P1"><text:span text:style-name="T7">• </text:span><text:span text:style-name="T8">Le dossier « Form »</text:span></text:p>
      <text:p text:style-name="P3">Ce dossier contient tous les formulaires générés.</text:p>
      <text:p text:style-name="P18">32</text:p>
      <text:p text:style-name="P1"><text:span text:style-name="T1"/></text:p>
      <text:p text:style-name="P1"><text:span text:style-name="T7">• </text:span><text:span text:style-name="T8">Le dossier « Entity »</text:span></text:p>
      <text:p text:style-name="P3">Ce dossier contient toutes les entités qui représentent les tables de notre</text:p>
      <text:p text:style-name="P3">base de données, qui permettra de mettre à jour notre base de données à</text:p>
      <text:p text:style-name="P3">chaque modification de l’Entity.</text:p>
      <text:p text:style-name="P1"><text:span text:style-name="T18">o </text:span><text:span text:style-name="T3">Le dossier « Migration »</text:span></text:p>
      <text:p text:style-name="P3">Contient les tables de notre base de données en locale</text:p>
      <text:p text:style-name="P1"><text:span text:style-name="T18">o </text:span><text:span text:style-name="T3">Le dossier « Repository »</text:span></text:p>
      <text:p text:style-name="P3">Rattaché à une « Entity », il permet de créer nos requêtes en utilisant</text:p>
      <text:p text:style-name="P3">l’ORM Doctrine qui permet de créer nos requêtes SQL à travers</text:p>
      <text:p text:style-name="P3">les queryBuilder</text:p>
      <text:p text:style-name="P1"><text:soft-page-break/><text:span text:style-name="T7">• </text:span><text:span text:style-name="T8">Le dossier « templates »</text:span></text:p>
      <text:p text:style-name="P3">C’est la partie « Vue » du modèle MVC.</text:p>
      <text:p text:style-name="P3">Il regroupe les fichiers de rendu du moteur de template « twig » avec les</text:p>
      <text:p text:style-name="P3">extensions « html.twig ».</text:p>
      <text:p text:style-name="P1"><text:span text:style-name="T7">• </text:span><text:span text:style-name="T8">Le dossier « vendor »</text:span></text:p>
      <text:p text:style-name="P3">C’est le dossier qui stock toutes les dépendances installées.</text:p>
      <text:p text:style-name="P3">Ces dépendances sont installées via un gestionnaire qui est « composer »</text:p>
      <text:p text:style-name="P3">qui nous permet d’installer une librairie.</text:p>
      <text:p text:style-name="P1"><text:span text:style-name="T7">• </text:span><text:span text:style-name="T8">Le dossier « var »</text:span></text:p>
      <text:p text:style-name="P3">Sert a stocké le cache et les fichiers log</text:p>
      <text:p text:style-name="P1"><text:span text:style-name="T7">• </text:span><text:span text:style-name="T8">Le fichier « composer.json »</text:span></text:p>
      <text:p text:style-name="P3">Il contient la liste des dépendances installé.</text:p>
      <text:p text:style-name="P1"><text:span text:style-name="T7">• </text:span><text:span text:style-name="T8">Le fichier « .env »</text:span></text:p>
      <text:p text:style-name="P3">Ce fichier contient nos variables d’environnement.</text:p>
      <text:p text:style-name="P3">C’est dans ce fichier qu’on va paramétrer entre autres l’accès à la base de</text:p>
      <text:p text:style-name="P3">données, paramétrer les e-mails.</text:p>
      <text:p text:style-name="P21">5.4 La Base de données</text:p>
      <text:p text:style-name="P3">Pour interagir avec la base de données, nous avons utilisé l’ORM « Doctrine » qui a été</text:p>
      <text:p text:style-name="P3">installé via la console.</text:p>
      <text:p text:style-name="P3">L’ORM (Object-Relational Mapping) a pour but de faciliter ses différentes interactions avec la</text:p>
      <text:p text:style-name="P3">base de données.</text:p>
      <text:p text:style-name="P22">5.4.1 Paramétrage</text:p>
      <text:p text:style-name="P1"><text:span text:style-name="T2">Dans un 1</text:span><text:span text:style-name="T19">er </text:span><text:span text:style-name="T2">temps nous installons le logiciel </text:span><text:span text:style-name="T3">MAMP </text:span><text:span text:style-name="T2">(Mac Os) qui va nous permettre</text:span></text:p>
      <text:p text:style-name="P3">de lancer un serveur web local.</text:p>
      <text:p text:style-name="P3">Ensuite nous devons configurer le fichier « .env » qui permettra de configurer notre</text:p>
      <text:p text:style-name="P3">application avec la base de donnée comme suit :</text:p>
      <text:p text:style-name="P18">33</text:p>
      <text:p text:style-name="P1"><text:span text:style-name="T1"/></text:p>
      <text:p text:style-name="P1"><text:span text:style-name="T7">• </text:span><text:span text:style-name="T8">DATABASE_URL</text:span></text:p>
      <text:p text:style-name="P3">C’est l’URL de la base de données qui contient les éléments suivants :</text:p>
      <text:p text:style-name="P1"><text:span text:style-name="T18">o </text:span><text:span text:style-name="T2">db_user = root (Utilisateur)</text:span></text:p>
      <text:p text:style-name="P1"><text:span text:style-name="T18">o </text:span><text:span text:style-name="T2">db_password = root (mot de passe)</text:span></text:p>
      <text:p text:style-name="P1"><text:span text:style-name="T18">o </text:span><text:span text:style-name="T2">db_name = ifoundit (nom)</text:span></text:p>
      <text:p text:style-name="P1"><text:span text:style-name="T7">• </text:span><text:span text:style-name="T8">APP_ENV</text:span></text:p>
      <text:p text:style-name="P1"><text:span text:style-name="T2">C’est l’environnement de l’application qui est sur </text:span><text:span text:style-name="T3">« dev » </text:span><text:span text:style-name="T2">pendant le</text:span></text:p>
      <text:p text:style-name="P1"><text:span text:style-name="T2">développement et sera configurer sur production </text:span><text:span text:style-name="T3">« prod » </text:span><text:span text:style-name="T2">en fin de</text:span></text:p>
      <text:p text:style-name="P3">développement et une fois l’application est mise en ligne.</text:p>
      <text:p text:style-name="P22">5.4.2 Création de la base de données</text:p>
      <text:p text:style-name="P3">Nous procédons à la création de la base de données avec la commande suivante :</text:p>
      <text:p text:style-name="P1"><text:span text:style-name="T16">php bin/console doctrine:database:create</text:span><text:span text:style-name="T17">…</text:span></text:p>
      <text:p text:style-name="P3">La base de données a bien été créée :</text:p>
      <text:p text:style-name="P22">5.4.3 Les tables de la base de données</text:p>
      <text:p text:style-name="P3">Dans notre projet nous avons besoin de 3 tables :</text:p>
      <text:p text:style-name="P1"><text:span text:style-name="T14">• </text:span><text:span text:style-name="T2">Une table « user » pour les membres inscrit et administrateur.</text:span></text:p>
      <text:p text:style-name="P1"><text:span text:style-name="T14">• </text:span><text:span text:style-name="T2">Une table « item » pour les annonces déposées.</text:span></text:p>
      <text:p text:style-name="P1"><text:soft-page-break/><text:span text:style-name="T14">• </text:span><text:span text:style-name="T2">Une table « category » pour les catégories de dépôt d’annonces.</text:span></text:p>
      <text:p text:style-name="P18">34</text:p>
      <text:p text:style-name="P1"><text:span text:style-name="T1"/></text:p>
      <text:p text:style-name="P22">5.4.4 Diagramme EA « entité-association » de la base de données</text:p>
      <text:p text:style-name="P1"><text:span text:style-name="T7">• </text:span><text:span text:style-name="T8">Les cardinalités et types de relations</text:span></text:p>
      <text:p text:style-name="P1"><text:span text:style-name="T8">« 1,1 » : </text:span><text:span text:style-name="T2">Un item peut avoir 1 user et au maximum 1 user.</text:span></text:p>
      <text:p text:style-name="P1"><text:span text:style-name="T8">« 0,n » : </text:span><text:span text:style-name="T2">1 user peut avoir 0 ou plusieurs item.</text:span></text:p>
      <text:p text:style-name="P1"><text:span text:style-name="T8">« 1,n » : </text:span><text:span text:style-name="T2">1 category peut avoir 1 ou plusieurs item.</text:span></text:p>
      <text:p text:style-name="P1"><text:span text:style-name="T8">« 1,1 » : </text:span><text:span text:style-name="T2">Un item peut avoir 1 category et au maximum 1 category.</text:span></text:p>
      <text:p text:style-name="P22">5.4.5 Création des tables</text:p>
      <text:p text:style-name="P3">Prenons l’exemple de la table « User » que nous souhaitons créer.</text:p>
      <text:p text:style-name="P3">Nous tapons la commande suivante sur la console :</text:p>
      <text:p text:style-name="P1"><text:span text:style-name="T16">php bin/console make:entity</text:span><text:span text:style-name="T17">…</text:span></text:p>
      <text:p text:style-name="P3">Ensuite on nous demande le nom de l’entité que nous souhaitons créer, le nom des</text:p>
      <text:p text:style-name="P3">propriété (ex : nom, mail, téléphone…), le type des propriétés «string», «integer »…etc.</text:p>
      <text:p text:style-name="P18">35</text:p>
      <text:p text:style-name="P1"><text:span text:style-name="T1"/></text:p>
      <text:p text:style-name="P3">Ensuite nous créons les relation entre les entités, dans notre exemple c’est la relation</text:p>
      <text:p text:style-name="P1"><text:span text:style-name="T2">entre la table </text:span><text:span text:style-name="T3">« user » </text:span><text:span text:style-name="T2">et </text:span><text:span text:style-name="T3">« item » </text:span><text:span text:style-name="T2">:</text:span></text:p>
      <text:p text:style-name="P1"><text:span text:style-name="T2">Nous choisissons la relation </text:span><text:span text:style-name="T3">« ManyToOne » </text:span><text:span text:style-name="T2">afin d’avoir la relation suivante :</text:span></text:p>
      <text:p text:style-name="P1"><text:span text:style-name="T14">• </text:span><text:span text:style-name="T2">Chaque </text:span><text:span text:style-name="T3">« item » </text:span><text:span text:style-name="T2">a un </text:span><text:span text:style-name="T3">« user »</text:span></text:p>
      <text:p text:style-name="P3">Et</text:p>
      <text:p text:style-name="P1"><text:span text:style-name="T14">• </text:span><text:span text:style-name="T2">Chaque </text:span><text:span text:style-name="T3">« user » </text:span><text:span text:style-name="T2">peut avoir plusieurs </text:span><text:span text:style-name="T3">« item »</text:span></text:p>
      <text:p text:style-name="P3">C’est ce qui va correspondre à notre projet pour avoir la relation suivante entre</text:p>
      <text:p text:style-name="P1"><text:span text:style-name="T3">« user » </text:span><text:span text:style-name="T2">utilisateur et </text:span><text:span text:style-name="T3">« item » </text:span><text:span text:style-name="T2">annonce :</text:span></text:p>
      <text:p text:style-name="P10">« Chaque annonce a un utilisateur et chaque utilisateur peut avoir plusieurs</text:p>
      <text:p text:style-name="P10">annonces »</text:p>
      <text:p text:style-name="P22">5.4.6 Insertion des données dans la base</text:p>
      <text:p text:style-name="P3">Après la création de notre entité (table) « user », les propriétés (champs) et les</text:p>
      <text:p text:style-name="P3">relations, l’insertion définitive des données en base de données se fait après avoir</text:p>
      <text:p text:style-name="P3">lancée 2 commandes :</text:p>
      <text:p text:style-name="P1"><text:span text:style-name="T7">• </text:span><text:span text:style-name="T8">1</text:span><text:span text:style-name="T10">ére </text:span><text:span text:style-name="T8">commande :</text:span></text:p>
      <text:p text:style-name="P1"><text:span text:style-name="T16">php bin/console make:migration </text:span><text:span text:style-name="T17">…</text:span></text:p>
      <text:p text:style-name="P3">Cette commande permet de créer un fichier de migration dans « ifoundit/migration »</text:p>
      <text:p text:style-name="P18">36</text:p>
      <text:p text:style-name="P1"><text:span text:style-name="T1"/></text:p>
      <text:p text:style-name="P1"><text:span text:style-name="T7">• </text:span><text:span text:style-name="T8">2</text:span><text:span text:style-name="T10">ème </text:span><text:span text:style-name="T8">commande :</text:span></text:p>
      <text:p text:style-name="P1"><text:span text:style-name="T16">php bin/console doctrine:migrations:migrate </text:span><text:span text:style-name="T17">…</text:span></text:p>
      <text:p text:style-name="P3">Cette commande permet à Doctrine l’exécution du SQL et l’insertion définitive de</text:p>
      <text:p text:style-name="P3">notre table « user » en base de données.</text:p>
      <text:p text:style-name="P3">Une fois terminé, une classe PHP est créée dans le dossier ifoundit /src/Entity.</text:p>
      <text:p text:style-name="P3">C’est notre entité « User » :</text:p>
      <text:p text:style-name="P3">Nous allons créer les autres tables « category » et « item » de la même façon afin</text:p>
      <text:p text:style-name="P3">d’avoir les tables suivantes dans PhpMyAdmin :</text:p>
      <text:p text:style-name="P18"><text:soft-page-break/>37</text:p>
      <text:p text:style-name="P1"><text:span text:style-name="T1"/></text:p>
      <text:p text:style-name="P21">5.5 Formulaire d’inscription</text:p>
      <text:p text:style-name="P22">5.5.1 Création du formulaire</text:p>
      <text:p text:style-name="P3">Les utilisateurs qui veulent déposer une annonce ou contacter l’annonceur doivent être inscrit</text:p>
      <text:p text:style-name="P3">et avoir un espace membre, c’est pour cette raison que nous avons mis en place un formulaire</text:p>
      <text:p text:style-name="P3">d’inscription.</text:p>
      <text:p text:style-name="P3">Avec Symfony, nous avons la possibilité d’utiliser le « Component Form » qui permet de créer</text:p>
      <text:p text:style-name="P3">des formulaires avec des classes PHP :</text:p>
      <text:p text:style-name="P1"><text:span text:style-name="T14">• </text:span><text:span text:style-name="T2">Une classe de formulaire sera liée à une entité</text:span></text:p>
      <text:p text:style-name="P1"><text:span text:style-name="T14">• </text:span><text:span text:style-name="T2">Nous pouvons choisir dans la classe les champs qui seront présent dans le</text:span></text:p>
      <text:p text:style-name="P3">formulaire</text:p>
      <text:p text:style-name="P3">Pour créer une classe de formulaire, nous utilisons MakerBundle avec la commande suivante:</text:p>
      <text:p text:style-name="P1"><text:span text:style-name="T16">php bin/console make:form</text:span><text:span text:style-name="T17">…</text:span></text:p>
      <text:p text:style-name="P3">Cette commande nous demande le nom du formulaire que nous souhaitons créer, dans notre</text:p>
      <text:p text:style-name="P3">exemple c’est « RegistrationType », ensuite on nous demande le nom de la classe qui sera liée</text:p>
      <text:p text:style-name="P3">avec le formulaire qu’on vient de créer, pour cet exemple c’est la classe « User ».</text:p>
      <text:p text:style-name="P3">Notre classe « RegistrationType » est maintenant crée :</text:p>
      <text:p text:style-name="P18">38</text:p>
      <text:p text:style-name="P1"><text:span text:style-name="T1"/></text:p>
      <text:p text:style-name="P3">Afin d’afficher notre formulaire dans la vue Twig nous utilisons la forme qui consiste à afficher</text:p>
      <text:p text:style-name="P1"><text:span text:style-name="T2">chacun des </text:span><text:span text:style-name="T3">champs indépendamment </text:span><text:span text:style-name="T2">dans le fichier template « </text:span><text:span text:style-name="T3">register.html.twig </text:span><text:span text:style-name="T2">» :</text:span></text:p>
      <text:p text:style-name="P15"><text:span text:style-name="T20">{{ </text:span><text:span text:style-name="T23">form_start</text:span><text:span text:style-name="T20">(</text:span><text:span text:style-name="T26">form</text:span><text:span text:style-name="T20">) }}</text:span></text:p>
      <text:p text:style-name="P15"><text:span text:style-name="T20">{{ </text:span><text:span text:style-name="T23">form_row</text:span><text:span text:style-name="T20">(</text:span><text:span text:style-name="T26">form</text:span><text:span text:style-name="T20">.</text:span><text:span text:style-name="T26">lastname</text:span><text:span text:style-name="T20">) }}</text:span></text:p>
      <text:p text:style-name="P15"><text:span text:style-name="T20">{{ </text:span><text:span text:style-name="T23">form_row</text:span><text:span text:style-name="T20">(</text:span><text:span text:style-name="T26">form</text:span><text:span text:style-name="T20">.</text:span><text:span text:style-name="T26">email</text:span><text:span text:style-name="T20">) }}</text:span></text:p>
      <text:p text:style-name="P15"><text:span text:style-name="T20">{{ </text:span><text:span text:style-name="T23">form_row</text:span><text:span text:style-name="T20">(</text:span><text:span text:style-name="T26">form</text:span><text:span text:style-name="T20">.</text:span><text:span text:style-name="T26">phone</text:span><text:span text:style-name="T20">) }}</text:span></text:p>
      <text:p text:style-name="P15"><text:span text:style-name="T20">{{ </text:span><text:span text:style-name="T23">form_row</text:span><text:span text:style-name="T20">(</text:span><text:span text:style-name="T26">form</text:span><text:span text:style-name="T20">.</text:span><text:span text:style-name="T26">password</text:span><text:span text:style-name="T20">.</text:span><text:span text:style-name="T26">first</text:span><text:span text:style-name="T20">) }}</text:span></text:p>
      <text:p text:style-name="P15"><text:span text:style-name="T20">{{ </text:span><text:span text:style-name="T23">form_row</text:span><text:span text:style-name="T20">(</text:span><text:span text:style-name="T26">form</text:span><text:span text:style-name="T20">.</text:span><text:span text:style-name="T26">password</text:span><text:span text:style-name="T20">.</text:span><text:span text:style-name="T26">second</text:span><text:span text:style-name="T20">) }}</text:span></text:p>
      <text:p text:style-name="P15"><text:span text:style-name="T20">{{ </text:span><text:span text:style-name="T23">form_widget</text:span><text:span text:style-name="T20">(</text:span><text:span text:style-name="T26">form</text:span><text:span text:style-name="T20">.</text:span><text:span text:style-name="T26">checkme</text:span><text:span text:style-name="T20">) }}</text:span></text:p>
      <text:p text:style-name="P15"><text:span text:style-name="T20">{{ </text:span><text:span text:style-name="T23">form_row</text:span><text:span text:style-name="T20">(</text:span><text:span text:style-name="T26">form</text:span><text:span text:style-name="T20">.</text:span><text:span text:style-name="T26">captcha</text:span><text:span text:style-name="T20">) }}</text:span></text:p>
      <text:p text:style-name="P15"><text:span text:style-name="T20">{{ </text:span><text:span text:style-name="T23">form_widget</text:span><text:span text:style-name="T20">(</text:span><text:span text:style-name="T26">form</text:span><text:span text:style-name="T20">.</text:span><text:span text:style-name="T26">submit</text:span><text:span text:style-name="T20">) }}</text:span></text:p>
      <text:p text:style-name="P15"><text:span text:style-name="T20">{{ </text:span><text:span text:style-name="T23">form_end</text:span><text:span text:style-name="T20">(</text:span><text:span text:style-name="T26">form</text:span><text:span text:style-name="T20">) }}</text:span></text:p>
      <text:p text:style-name="P3">Nous avons choisi l’affichage des champs indépendamment afin de gérer au mieux l’affichage</text:p>
      <text:p text:style-name="P3">du formulaire et d’appliquer du CSS comme suit :</text:p>
      <text:p text:style-name="P18">39</text:p>
      <text:p text:style-name="P1"><text:span text:style-name="T1"/></text:p>
      <text:p text:style-name="P22">5.5.2 Validation du formulaire et la protection contre les injections SQL</text:p>
      <text:p text:style-name="P3">Afin que le formulaire soit valide et sécuriser les champs de notre formulaire d’inscription «</text:p>
      <text:p text:style-name="P1"><text:span text:style-name="T2">inputs », nous avons mis en place des règles de validation avec le « </text:span><text:span text:style-name="T3">Validator </text:span><text:span text:style-name="T2">» de symfony</text:span></text:p>
      <text:p text:style-name="P3">que nous avons installé via composer, cette étape est importante afin de vérifier les données</text:p>
      <text:p text:style-name="P1"><text:span text:style-name="T2">saisie par l’utilisateur </text:span><text:span text:style-name="T3">avant enregistrement en base de données </text:span><text:span text:style-name="T2">pour </text:span><text:span text:style-name="T3">éviter les injections</text:span></text:p>
      <text:p text:style-name="P1"><text:span text:style-name="T3">SQL</text:span><text:span text:style-name="T2">, cela peut arriver avec un utilisateur novice ou malintentionné et aussi pour respecter les</text:span></text:p>
      <text:p text:style-name="P3">règles de saisie que nous avons défini (longueur, nombre de caractère…).</text:p>
      <text:p text:style-name="P3">Nous avons choisi de définir ces règles de validation, ou contraintes en utilisant les</text:p>
      <text:p text:style-name="P1"><text:span text:style-name="T3">annotations</text:span><text:span text:style-name="T2">, Leur avantage est d'être situées au sein de l'entité.</text:span></text:p>
      <text:p text:style-name="P1"><text:span text:style-name="T2">Avant de définir les </text:span><text:span text:style-name="T3">Annotations </text:span><text:span text:style-name="T2">Nous avons quelques règles que l’utilisateur doit respecter</text:span></text:p>
      <text:p text:style-name="P3"><text:soft-page-break/>en remplissant les champs du formulaire comme suit :</text:p>
      <text:p text:style-name="P19">Champ du formulaire Règle à respecter Message d’erreur</text:p>
      <text:p text:style-name="P1"><text:span text:style-name="T4">Nom </text:span><text:span text:style-name="T15">• </text:span><text:span text:style-name="T29">Ne doit pas être vide</text:span></text:p>
      <text:p text:style-name="P1"><text:span text:style-name="T15">• </text:span><text:span text:style-name="T29">Min 3 caractères</text:span></text:p>
      <text:p text:style-name="P1"><text:span text:style-name="T15">• </text:span><text:span text:style-name="T29">Max 30 caractères</text:span></text:p>
      <text:p text:style-name="P6">Oui</text:p>
      <text:p text:style-name="P6">Oui</text:p>
      <text:p text:style-name="P6">Oui</text:p>
      <text:p text:style-name="P1"><text:span text:style-name="T4">E-mail </text:span><text:span text:style-name="T15">• </text:span><text:span text:style-name="T29">Ne doit pas être vide</text:span></text:p>
      <text:p text:style-name="P1"><text:span text:style-name="T15">• </text:span><text:span text:style-name="T29">Doit être unique</text:span></text:p>
      <text:p text:style-name="P1"><text:span text:style-name="T15">• </text:span><text:span text:style-name="T29">Longueur max 180 caractères</text:span></text:p>
      <text:p text:style-name="P6">Oui</text:p>
      <text:p text:style-name="P6">Oui</text:p>
      <text:p text:style-name="P6">Oui</text:p>
      <text:p text:style-name="P1"><text:span text:style-name="T4">Téléphone </text:span><text:span text:style-name="T15">• </text:span><text:span text:style-name="T29">Champ Facultatif</text:span></text:p>
      <text:p text:style-name="P1"><text:span text:style-name="T15">• </text:span><text:span text:style-name="T29">Longueur max 100 caractères</text:span></text:p>
      <text:p text:style-name="P6">Non</text:p>
      <text:p text:style-name="P6">Oui</text:p>
      <text:p text:style-name="P1"><text:span text:style-name="T4">Mot de passe </text:span><text:span text:style-name="T15">• </text:span><text:span text:style-name="T29">Ne doit pas être vide</text:span></text:p>
      <text:p text:style-name="P1"><text:span text:style-name="T15">• </text:span><text:span text:style-name="T29">Min 8 caractères</text:span></text:p>
      <text:p text:style-name="P1"><text:span text:style-name="T15">• </text:span><text:span text:style-name="T29">Doit inclure au moins une lettre Doit inclure au</text:span></text:p>
      <text:p text:style-name="P6">moins un chiffre</text:p>
      <text:p text:style-name="P6">Oui</text:p>
      <text:p text:style-name="P6">Oui</text:p>
      <text:p text:style-name="P6">Oui</text:p>
      <text:p text:style-name="P6">Oui</text:p>
      <text:p text:style-name="P7">Confirmation du mot de</text:p>
      <text:p text:style-name="P7">passe</text:p>
      <text:p text:style-name="P1"><text:span text:style-name="T15">• </text:span><text:span text:style-name="T29">La confirmation de mot de passe doit</text:span></text:p>
      <text:p text:style-name="P6">correspondre au 1er champ</text:p>
      <text:p text:style-name="P6">Oui</text:p>
      <text:p text:style-name="P1"><text:span text:style-name="T4">Case à cocher “CGU” </text:span><text:span text:style-name="T15">• </text:span><text:span text:style-name="T29">L’utilisateur doit cocher cette case afin</text:span></text:p>
      <text:p text:style-name="P6">d’accepter les CGU</text:p>
      <text:p text:style-name="P6">Oui</text:p>
      <text:p text:style-name="P1"><text:span text:style-name="T4">Code de vérification </text:span><text:span text:style-name="T15">• </text:span><text:span text:style-name="T29">Ne doit pas être vide</text:span></text:p>
      <text:p text:style-name="P1"><text:span text:style-name="T15">• </text:span><text:span text:style-name="T29">L’utilisateur doit saisir le code de vérification</text:span></text:p>
      <text:p text:style-name="P6">Oui</text:p>
      <text:p text:style-name="P18">40</text:p>
      <text:p text:style-name="P1"><text:span text:style-name="T1"/></text:p>
      <text:p text:style-name="P3">À partir de ces règles, nous avons créé les Annotations dans la classe « User » comme suit :</text:p>
      <text:p text:style-name="P10">Pour le champ Nom :</text:p>
      <text:p text:style-name="P10">Pour le champ E-mail :</text:p>
      <text:p text:style-name="P10">Pour le champ téléphone :</text:p>
      <text:p text:style-name="P10">Pour le champ mot de passe :</text:p>
      <text:p text:style-name="P3">Au niveau du mot de passe, des contraintes sont mises en place et renforcées par un REGEX</text:p>
      <text:p text:style-name="P3">où il est demandé à ce qu’il contienne au moins 8 caractères, inclure au moins une lettre et</text:p>
      <text:p text:style-name="P3">un chiffre</text:p>
      <text:p text:style-name="P18">41</text:p>
      <text:p text:style-name="P1"><text:span text:style-name="T1"/></text:p>
      <text:p text:style-name="P10"><text:soft-page-break/>Pour le champ confirmation de mot de passe :</text:p>
      <text:p text:style-name="P3">Les contraintes concernant la confirmation du mot de passe ont été traités dans la classe</text:p>
      <text:p text:style-name="P3">« RegistrationType »</text:p>
      <text:p text:style-name="P3">Nous avons utilisé la classe “RepeatedType” qui contient 2 inputs dédié à cet effet, Symfony</text:p>
      <text:p text:style-name="P3">va automatiquement comparer les 2 champs et renvoyer un message d’erreur s’ils ne sont pas</text:p>
      <text:p text:style-name="P3">identiques, nous avons personnaliser ce message d’erreur grâce à “invalid_message”.</text:p>
      <text:p text:style-name="P3">Les champs « case à cocher » et « code de vérification » ne sont pas mappé dans notre entité</text:p>
      <text:p text:style-name="P3">« User », les contraintes sont déclarés dans la classe du formulaire « RegistrationType »</text:p>
      <text:p text:style-name="P10">Pour la case à cocher « checkbox » :</text:p>
      <text:p text:style-name="P10">Pour le champ code de vérification :</text:p>
      <text:p text:style-name="P3">Afin de protéger l’application contre les spams, nous avons mis en place un système de</text:p>
      <text:p text:style-name="P1"><text:span text:style-name="T2">captcha en installant le bundle « </text:span><text:span text:style-name="T3">Gregwar Captcha </text:span><text:span text:style-name="T2">», qui consiste générer un code aléatoire</text:span></text:p>
      <text:p text:style-name="P3">que l’utilisateur doit saisir.</text:p>
      <text:p text:style-name="P18">42</text:p>
      <text:p text:style-name="P1"><text:span text:style-name="T1"/></text:p>
      <text:p text:style-name="P10">Pour le bouton « submit » :</text:p>
      <text:p text:style-name="P22">5.5.3 Le Controller</text:p>
      <text:p text:style-name="P3">Nous allons maintenant pouvoir utiliser le formulaire que nous avons créé.</text:p>
      <text:p text:style-name="P3">Pour cela, il nous faut un « Controller » afin de traiter les données du formulaire.</text:p>
      <text:p text:style-name="P3">Nous avons créé un « Controller » comme suit :</text:p>
      <text:p text:style-name="P1"><text:span text:style-name="T16">php bin/console make:controller SecurityController</text:span><text:span text:style-name="T17">… </text:span><text:span text:style-name="T30">(*)</text:span></text:p>
      <text:p text:style-name="P1"><text:span text:style-name="T31">* </text:span><text:span text:style-name="T19">Dans notre Controller « SecurityController » nous traitons tout ce qui est inscription, login, mot de passe…</text:span></text:p>
      <text:p text:style-name="P1"><text:span text:style-name="T7">• </text:span><text:span text:style-name="T8">Traitement des données dans le « Controller »</text:span></text:p>
      <text:p text:style-name="P3">Les données sont traité comme suit :</text:p>
      <text:p text:style-name="P10">Un nouvel objet « Utilisateur » est créé</text:p>
      <text:p text:style-name="P1"><text:span text:style-name="T18">o </text:span><text:span text:style-name="T3">La méthode createForm ()</text:span></text:p>
      <text:p text:style-name="P3">Notre formulaire est bien lié à notre classe « User », nous pouvons</text:p>
      <text:p text:style-name="P3">l’exploiter et le traiter</text:p>
      <text:p text:style-name="P1"><text:span text:style-name="T18">o </text:span><text:span text:style-name="T3">Récupération des données et l’insertion en base de données</text:span></text:p>
      <text:p text:style-name="P3">Dans cette étape les données sont collecté et le mot de passe est crypter</text:p>
      <text:p text:style-name="P1"><text:span text:style-name="T2">grâce à « UserPasswordHasherInterface », si toutes </text:span><text:span text:style-name="T3">les conditions </text:span><text:span text:style-name="T2">sont</text:span></text:p>
      <text:p text:style-name="P3">remplie les données seront envoyés en base de données.</text:p>
      <text:p text:style-name="P1"><text:span text:style-name="T18">o </text:span><text:span text:style-name="T3">La Méthode addFlash()</text:span></text:p>
      <text:p text:style-name="P3">Une message sera affiché à l’utilisateur si l’inscription s’est bien</text:p>
      <text:p text:style-name="P3">déroulée</text:p>
      <text:p text:style-name="P18">43</text:p>
      <text:p text:style-name="P1"><text:span text:style-name="T1"/></text:p>
      <text:p text:style-name="P1"><text:span text:style-name="T18">o </text:span><text:span text:style-name="T3">La méthode authenticateUserAndHandleSuccess()</text:span></text:p>
      <text:p text:style-name="P3">L’utilisateur est automatiquement connecté à son compte après le bon</text:p>
      <text:p text:style-name="P3">déroulement de l’inscription</text:p>
      <text:p text:style-name="P1"><text:span text:style-name="T18">o </text:span><text:span text:style-name="T3">la méthode render()</text:span></text:p>
      <text:p text:style-name="P3">afin de retourner la vue, en paramètre nous envoyons le chemin de</text:p>
      <text:p text:style-name="P3">notre template « security/register.html.twig » et le tableau des</text:p>
      <text:p text:style-name="P1"><text:span text:style-name="T2">variables contient la variable </text:span><text:span text:style-name="T3">‘form’ </text:span><text:span text:style-name="T2">qui va stocker notre formulaire et</text:span></text:p>
      <text:p text:style-name="P1"><text:span text:style-name="T2">enfin la méthode </text:span><text:span text:style-name="T3">creatView() </text:span><text:span text:style-name="T2">qui permet à la vue d'afficher ce</text:span></text:p>
      <text:p text:style-name="P3">formulaire.</text:p>
      <text:p text:style-name="P1"><text:soft-page-break/><text:span text:style-name="T7">• </text:span><text:span text:style-name="T8">Le formulaire d’inscription affichant les erreurs :</text:span></text:p>
      <text:p text:style-name="P5">Si les champs sont vide :</text:p>
      <text:p text:style-name="P5">Si un membre déjà existant :</text:p>
      <text:p text:style-name="P18">44</text:p>
      <text:p text:style-name="P1"><text:span text:style-name="T1"/></text:p>
      <text:p text:style-name="P5">Si les mots de passes ne sont pas identiques :</text:p>
      <text:p text:style-name="P5">Si le mot de passe ne respecte pas le REGEX :</text:p>
      <text:p text:style-name="P1"><text:span text:style-name="T2">Afin d’améliorer </text:span><text:span text:style-name="T3">l’expérience utilisateur</text:span><text:span text:style-name="T2">, nous avons mis en place un script JavaScript qui</text:span></text:p>
      <text:p text:style-name="P3">guidera l’utilisateur pendant le saisi de son mot de passe</text:p>
      <text:p text:style-name="P3">Au fur et à mesure que l’utilisateur tape son mot de passe le message passe à la couleur verte</text:p>
      <text:p text:style-name="P3">indiquant à l’utilisateur l’avancement.</text:p>
      <text:p text:style-name="P18">45</text:p>
      <text:p text:style-name="P1"><text:span text:style-name="T1"/></text:p>
      <text:p text:style-name="P1"><text:span text:style-name="T5">Le script : </text:span><text:span text:style-name="T30">aide à la saisie de mot de passe</text:span></text:p>
      <text:p text:style-name="P3">Et enfin, si l’inscription se déroule bien l’utilisateur aura un message et il est automatiquement</text:p>
      <text:p text:style-name="P3">connecté à son compte comme suit :</text:p>
      <text:p text:style-name="P18">46</text:p>
      <text:p text:style-name="P1"><text:span text:style-name="T1"/></text:p>
      <text:p text:style-name="P21">5.6 Formulaire de contact</text:p>
      <text:p text:style-name="P3">Afin qu’un utilisateur puisse contacter l’entreprise, nous avons mis en place un formulaire de</text:p>
      <text:p text:style-name="P3">contact sécurisé.</text:p>
      <text:p text:style-name="P3">Symfony possède son propre composant nous permettant d'envoyer des e-mails</text:p>
      <text:p text:style-name="P3">« MailerInterface », mais dans un environnement de développement nous avons utilisé une</text:p>
      <text:p text:style-name="P3">adresse e-mail « Gmail » temporaire, pour cela il faut installer le package Google-mailer avec</text:p>
      <text:p text:style-name="P3">la commande :</text:p>
      <text:p text:style-name="P1"><text:span text:style-name="T16">composer require symfony/google-mailer</text:span><text:span text:style-name="T17">…</text:span></text:p>
      <text:p text:style-name="P1"><text:span text:style-name="T2">Ensuite nous paramétrons le fichier « </text:span><text:span text:style-name="T3">.env </text:span><text:span text:style-name="T2">» comme suit :</text:span></text:p>
      <text:p text:style-name="P3">Ensuite on passe à la création du formulaire de contact, ce formulaire n’est lié à aucune entité</text:p>
      <text:p text:style-name="P3">donc les champs ne sont pas mappé et les contraintes de validation sont paramétrer dans la</text:p>
      <text:p text:style-name="P3">classe du formulaire elle-même « ContactType » :</text:p>
      <text:p text:style-name="P18">47</text:p>
      <text:p text:style-name="P1"><text:span text:style-name="T1"/></text:p>
      <text:p text:style-name="P3">Et le Controller comme suit :</text:p>
      <text:p text:style-name="P18">48</text:p>
      <text:p text:style-name="P1"><text:span text:style-name="T1"/></text:p>
      <text:p text:style-name="P3">Le formulaire de contact affichant les erreurs :</text:p>
      <text:p text:style-name="P3">Après un envoi réussi d’un message :</text:p>
      <text:p text:style-name="P3">Dans la boite de réception avec un « template » e-mail configuré :</text:p>
      <text:p text:style-name="P18">49</text:p>
      <text:p text:style-name="P1"><text:span text:style-name="T1"/></text:p>
      <text:p text:style-name="P21">5.7 La Sécurité</text:p>
      <text:p text:style-name="P3">Pour ce projet nous avons choisi le Framework symfony pour les raisons suivantes :</text:p>
      <text:p text:style-name="P1"><text:span text:style-name="T14">• </text:span><text:span text:style-name="T2">Reconnu et réputé pour ses performances et sa fiabilité.</text:span></text:p>
      <text:p text:style-name="P1"><text:span text:style-name="T14">• </text:span><text:span text:style-name="T2">Il permet d’éviter les principales failles de </text:span><text:span text:style-name="T3">sécurité</text:span><text:span text:style-name="T2">.</text:span></text:p>
      <text:p text:style-name="P1"><text:soft-page-break/><text:span text:style-name="T14">• </text:span><text:span text:style-name="T2">Moins vulnérable</text:span></text:p>
      <text:p text:style-name="P1"><text:span text:style-name="T8">5.7.1 </text:span><text:span text:style-name="T11">L’authentification et les autorisations</text:span></text:p>
      <text:p text:style-name="P3">Nous allons ici présenter comment faire une authentification en utilisant le</text:p>
      <text:p text:style-name="P1"><text:span text:style-name="T2">« </text:span><text:span text:style-name="T3">SecurityBundle </text:span><text:span text:style-name="T2">» de Symfony qui permet la connexion et la navigation de manière</text:span></text:p>
      <text:p text:style-name="P3">sécurisée, afin de sécuriser l’accès aux pages, nous avons utilisé les annotations et aussi</text:p>
      <text:p text:style-name="P3">paramétrer le fichier security.yaml</text:p>
      <text:p text:style-name="P10">Exemples :</text:p>
      <text:p text:style-name="P3">- Un visiteur non connecté ne pourra pas déposer une annonce et il faut qu’il soit authentifier.</text:p>
      <text:p text:style-name="P3">Dans cet exemple nous avons ajouté à notre fonction l’annotation suivante :</text:p>
      <text:p text:style-name="P1"><text:span text:style-name="T2">« </text:span><text:span text:style-name="T3">@IsGranted("IS_AUTHENTICATED_FULLY") </text:span><text:span text:style-name="T2">»</text:span></text:p>
      <text:p text:style-name="P3">- Un visiteur ou un membre n’aura pas les mêmes fonctions qu’un administrateur.</text:p>
      <text:p text:style-name="P3">Dans cet exemple nous avons déclaré le chemin de notre Controller dédié à l’administrateur</text:p>
      <text:p text:style-name="P1"><text:span text:style-name="T2">dans le fichier « </text:span><text:span text:style-name="T3">security.yaml </text:span><text:span text:style-name="T2">» dans </text:span><text:span text:style-name="T3">access_control </text:span><text:span text:style-name="T2">:</text:span></text:p>
      <text:p text:style-name="P3">- Un visiteur ou un membre n’aura pas le même menu de navigation, l’administrateur aura un</text:p>
      <text:p text:style-name="P3">lien afin d’accéder au back-office</text:p>
      <text:p text:style-name="P3">Grace à la condition « {% if app.user and is_granted('ROLE_ADMIN') %} » nous pouvons gérer</text:p>
      <text:p text:style-name="P3">cet affichage</text:p>
      <text:p text:style-name="P18">50</text:p>
      <text:p text:style-name="P1"><text:span text:style-name="T1"/></text:p>
      <text:p text:style-name="P22">5.7.2 La protection contre les injections SQL</text:p>
      <text:p text:style-name="P3">Afin de protéger notre application contre les injections SQL, la règle numéro 1 est la validation</text:p>
      <text:p text:style-name="P3">des « inputs ».</text:p>
      <text:p text:style-name="P3">Nous avons mis en place des contraintes de validation afin de filtrer les champs des</text:p>
      <text:p text:style-name="P3">formulaires.</text:p>
      <text:p text:style-name="P22">5.7.3 Le Cryptage des mots de passe</text:p>
      <text:p text:style-name="P1"><text:span text:style-name="T2">Les mots de passe inscrit dans la base de données sont automatiquement « </text:span><text:span text:style-name="T3">crypté </text:span><text:span text:style-name="T2">» grâce au</text:span></text:p>
      <text:p text:style-name="P1"><text:span text:style-name="T2">bundle « </text:span><text:span text:style-name="T3">PasswordHasher </text:span><text:span text:style-name="T2">» de Symfony, nous avons aussi mis en place une politique de mot</text:span></text:p>
      <text:p text:style-name="P3">de passe solide afin d’éviter que des hackers trouvent les mots de passe les plus évidents.</text:p>
      <text:p text:style-name="P22">5.7.4 Anti-Spam</text:p>
      <text:p text:style-name="P1"><text:span text:style-name="T2">Afin de protéger l’application contre les </text:span><text:span text:style-name="T3">spams </text:span><text:span text:style-name="T2">« les robots spameur » et les </text:span><text:span text:style-name="T3">e-mails abusifs</text:span><text:span text:style-name="T2">,</text:span></text:p>
      <text:p text:style-name="P3">nous avons mis en place un système de « captcha » en installant le bundle « Gregwar Captcha</text:p>
      <text:p text:style-name="P3">», qui consiste générer un code aléatoire que l’utilisateur doit saisir, ce code est sous forme</text:p>
      <text:p text:style-name="P3">d’image que seul l’être humain peut lire mais pas un robot.</text:p>
      <text:p text:style-name="P3">nous avons rendu ce champ obligatoire on renforçant les contraintes de validation avec</text:p>
      <text:p text:style-name="P3">« NotBlank ».</text:p>
      <text:p text:style-name="P22">5.7.5 HTTPS « Protocole de transfert hypertexte sécurisé »</text:p>
      <text:p text:style-name="P3">Pendant la mise en ligne de l’application on installera le plug-in « let’s Encrypt » qui fournira</text:p>
      <text:p text:style-name="P3">un certificat SSL, un protocole de cryptage utilisé pour sécuriser la communication de la source</text:p>
      <text:p text:style-name="P3">(serveur) au destinataire (le navigateur du client).</text:p>
      <text:p text:style-name="P21">5.8 Les Cookies et le respect de la loi</text:p>
      <text:p text:style-name="P1"><text:span text:style-name="T2">Le Règlement Général sur la Protection des Données « </text:span><text:span text:style-name="T3">RGPD </text:span><text:span text:style-name="T2">», nous exige de mettre en</text:span></text:p>
      <text:p text:style-name="P3">évidence et de permettre aux utilisateurs de contrôler l’activation des cookies et des traceurs</text:p>
      <text:p text:style-name="P3">qui collecte leurs données personnelles.</text:p>
      <text:p text:style-name="P3">Afin de respecter le RGPD et la vie privée des utilisateurs nous avons mis en place le script</text:p>
      <text:p text:style-name="P1"><text:span text:style-name="T2">« </text:span><text:span text:style-name="T3">Tarte au Citron </text:span><text:span text:style-name="T2">» qui va permettre de :</text:span></text:p>
      <text:p text:style-name="P1"><text:span text:style-name="T14">• </text:span><text:span text:style-name="T2">Recueil des consentements avec désactivation sélectionnées par défaut,</text:span></text:p>
      <text:p text:style-name="P1"><text:soft-page-break/><text:span text:style-name="T14">• </text:span><text:span text:style-name="T2">Bandeau offrant les possibilités de tout accepter, tout refuser ou de personnaliser,</text:span></text:p>
      <text:p text:style-name="P1"><text:span text:style-name="T14">• </text:span><text:span text:style-name="T2">Paramétrage de ces cookies par le visiteur,</text:span></text:p>
      <text:p text:style-name="P1"><text:span text:style-name="T14">• </text:span><text:span text:style-name="T2">Durée de conservation limitée du consentement à 13 mois,</text:span></text:p>
      <text:p text:style-name="P1"><text:span text:style-name="T14">• </text:span><text:span text:style-name="T2">Interdiction du dépôt de cookie avant tout consentement (blocage des scripts par</text:span></text:p>
      <text:p text:style-name="P3">défaut)</text:p>
      <text:p text:style-name="P3">Dans notre application y’aura 2 catégories de cookies :</text:p>
      <text:p text:style-name="P1"><text:span text:style-name="T14">• </text:span><text:span text:style-name="T2">Cookies obligatoires : strictement nécessaires et indispensables qui servent au bon</text:span></text:p>
      <text:p text:style-name="P3">fonctionnement de l’application (cookie d’authentification par exemple).</text:p>
      <text:p text:style-name="P1"><text:span text:style-name="T14">• </text:span><text:span text:style-name="T2">Cookies de mesure et d’analyse : Google Analytics</text:span></text:p>
      <text:p text:style-name="P18">51</text:p>
      <text:p text:style-name="P1"><text:span text:style-name="T1"/></text:p>
      <text:p text:style-name="P3">La liste de ces cookies sera clairement affiché à l’internaute et aura la possibilité de les</text:p>
      <text:p text:style-name="P3">accepter, les refuser, les personnaliser et de consulter la « politique de confidentialité ».</text:p>
      <text:p text:style-name="P1">Le scripte « tarte au citron » dans la section « head »</text:p>
      <text:p text:style-name="P1">Le bandeau des cookies de « tarte au citron » :</text:p>
      <text:p text:style-name="P18">52</text:p>
      <text:p text:style-name="P1"><text:span text:style-name="T1"/></text:p>
      <text:p text:style-name="P1">La fenêtre de personnalisation des cookies:</text:p>
      <text:p text:style-name="P21">5.9 Interface d'administration « Back-Office »</text:p>
      <text:p text:style-name="P3">Afin de permettre à l’administrateur du site de gérer le contenu et les utilisateurs nous avons</text:p>
      <text:p text:style-name="P1"><text:span text:style-name="T2">installé le bundle « </text:span><text:span text:style-name="T3">EasyAdmin </text:span><text:span text:style-name="T2">» qui est proposé par Symfony et qui propose une interface</text:span></text:p>
      <text:p text:style-name="P3">d’administration bien complète et sécurisée, l’accès sera réservé exclusivement à</text:p>
      <text:p text:style-name="P3">l’administrateur du site.</text:p>
      <text:p text:style-name="P3">Nous installons « EasyAdmin » avec la commande suivante :</text:p>
      <text:p text:style-name="P1"><text:span text:style-name="T16">composer require easycorp/easyadmin-bundle</text:span><text:span text:style-name="T17">…</text:span></text:p>
      <text:p text:style-name="P3">Ensuite on est demandé de choisir le nom du Controller, nous gardons le nom donné par</text:p>
      <text:p text:style-name="P1"><text:span text:style-name="T2">défaut « DashboardController » qui sera généré dans le dossier Admin « </text:span><text:span text:style-name="T30">src/Controller/Admin »</text:span><text:span text:style-name="T2">, ce</text:span></text:p>
      <text:p text:style-name="P1"><text:span text:style-name="T2">dossier est sécurisé et seul </text:span><text:span text:style-name="T3">un utilisateur avec le rôle Admin aura accès</text:span><text:span text:style-name="T2">, ce réglage est fait</text:span></text:p>
      <text:p text:style-name="P1"><text:span text:style-name="T2">dans le fichier </text:span><text:span text:style-name="T3">security.yaml </text:span><text:span text:style-name="T2">comme précédemment vu dans le section sécurité.</text:span></text:p>
      <text:p text:style-name="P3">Maintenant nous créons nos différents CRUD qui vont nous permettre comme le nom</text:p>
      <text:p text:style-name="P3">l’indique créer, lire, éditer, effacer.</text:p>
      <text:p text:style-name="P3">Un CRUD est créer avec la commande suivante :</text:p>
      <text:p text:style-name="P1"><text:span text:style-name="T16">php bin/console make:admin:crud</text:span><text:span text:style-name="T17">…</text:span></text:p>
      <text:p text:style-name="P3">Ensuite on nous demande à quelle entité ce CRUD sera lié, une fois c’est fait notre CRUD est</text:p>
      <text:p text:style-name="P3">créé.</text:p>
      <text:p text:style-name="P3">Pour notre projet nous avons besoin des CRUD suivants : User, Item, Category qui</text:p>
      <text:p text:style-name="P3">correspondent à nos entités.</text:p>
      <text:p text:style-name="P3">Notre « Dashboard » et nos « CRUD » sont maintenant créé :</text:p>
      <text:p text:style-name="P18">53</text:p>
      <text:p text:style-name="P1"><text:span text:style-name="T1"/></text:p>
      <text:p text:style-name="P3">Ensuite nous configurons les liens du menu et ses icones dans le « DashboardController » :</text:p>
      <text:p text:style-name="P3">Maintenant notre interface d’administration est prête.</text:p>
      <text:p text:style-name="P3">Seul un administrateur aura accès au back-office à partir du menu de la page d’accueil :</text:p>
      <text:p text:style-name="P10">Interface d’administration « Utilisateurs » :</text:p>
      <text:p text:style-name="P3">Dans cette rubrique un administrateur pourra gérer les utilisateurs.</text:p>
      <text:p text:style-name="P18"><text:soft-page-break/>54</text:p>
      <text:p text:style-name="P1"><text:span text:style-name="T1"/></text:p>
      <text:p text:style-name="P10">Interface d’administration « Les annonces » :</text:p>
      <text:p text:style-name="P3">Dans cette rubrique un administrateur pourra gérer les Annonces.</text:p>
      <text:p text:style-name="P21">5.10 La page d’erreur 404</text:p>
      <text:p text:style-name="P3">Pour préparer la mise en production de notre application web, nous souhaitons personnaliser</text:p>
      <text:p text:style-name="P3">la page erreur afficher par défaut sous Symfony, afin d’améliorer l’expérience utilisateur si</text:p>
      <text:p text:style-name="P3">une page n’existe plus par exemple, le but est d’orienter l’utilisateur et afficher un message</text:p>
      <text:p text:style-name="P3">personnaliser avec un lien vers l’accueil.</text:p>
      <text:p text:style-name="P3">Nous devons surcharger le template existant.</text:p>
      <text:p text:style-name="P3">Nous tapons la commande suivante :</text:p>
      <text:p text:style-name="P25">composer require symfony/twig-pack</text:p>
      <text:p text:style-name="P1"><text:span text:style-name="T2">Ensuite on crée l’arborescence suivante dans le dossier « </text:span><text:span text:style-name="T3">templates </text:span><text:span text:style-name="T2">» :</text:span></text:p>
      <text:p text:style-name="P3">« Bundles/TwigBundle/Exeption/ »</text:p>
      <text:p text:style-name="P1"><text:span text:style-name="T2">Et dans le dossier « </text:span><text:span text:style-name="T3">Exeption </text:span><text:span text:style-name="T2">» on vient créer la vue qui porte le nom « error.html.twig »</text:span></text:p>
      <text:p text:style-name="P3">Maintenant nous pouvons personnaliser la page d’erreur.</text:p>
      <text:p text:style-name="P6">Afin de tester notre page d’erreur nous mettons l’environnement en PROD dans le fichier .env</text:p>
      <text:p text:style-name="P3">Exemple d’une page d’erreur générer volontairement en tapant un nom de page inexistant</text:p>
      <text:p text:style-name="P1"><text:span text:style-name="T2">« https://ifoundit.fr/</text:span><text:span text:style-name="T32">mapage </text:span><text:span text:style-name="T2">»</text:span></text:p>
      <text:p text:style-name="P18">55</text:p>
      <text:p text:style-name="P1"><text:span text:style-name="T1"/></text:p>
      <text:p text:style-name="P21">5.11 Intégrer les données dans une vue</text:p>
      <text:p text:style-name="P22">5.11.1 Intégration des données</text:p>
      <text:p text:style-name="P3">Afin d’intégrer les données dans une vue, nous allons voir l’exemple suivant :</text:p>
      <text:p text:style-name="P1"><text:span text:style-name="T2">Nous souhaitons afficher </text:span><text:span text:style-name="T3">les annonces postés par les membres </text:span><text:span text:style-name="T2">dans une page dédiée, nous</text:span></text:p>
      <text:p text:style-name="P3">allons intégrer les données dans la vue Twig « listItem.html.twig » ce fichier Twig va contenir</text:p>
      <text:p text:style-name="P3">toutes les annonces postées.</text:p>
      <text:p text:style-name="P3">Nous procédons dans notre Controller comme suit :</text:p>
      <text:p text:style-name="P27">///////////////////////////////////////////////////////////</text:p>
      <text:p text:style-name="P27">////////////////// AFFICHAGE LISTE ITEM //////////////////</text:p>
      <text:p text:style-name="P27">/**</text:p>
      <text:p text:style-name="P27">* @Route("/listItem", name="listItem")</text:p>
      <text:p text:style-name="P27">*/</text:p>
      <text:p text:style-name="P1"><text:span text:style-name="T34">public function </text:span><text:span text:style-name="T24">listItem</text:span><text:span text:style-name="T21">(</text:span><text:span text:style-name="T36">ItemRepository </text:span><text:span text:style-name="T27">$repository</text:span><text:span text:style-name="T21">):</text:span><text:span text:style-name="T36">Response</text:span></text:p>
      <text:p text:style-name="P29">{</text:p>
      <text:p text:style-name="P27">// RÉCUPÉRATION DES ANNONCES</text:p>
      <text:p text:style-name="P1"><text:span text:style-name="T27">$items </text:span><text:span text:style-name="T21">= </text:span><text:span text:style-name="T27">$repository</text:span><text:span text:style-name="T21">-&gt;</text:span><text:span text:style-name="T24">findAll</text:span><text:span text:style-name="T21">();</text:span></text:p>
      <text:p text:style-name="P27">// ENVOI VERS LA VUE</text:p>
      <text:p text:style-name="P1"><text:span text:style-name="T38">return </text:span><text:span text:style-name="T34">$this</text:span><text:span text:style-name="T21">-&gt;</text:span><text:span text:style-name="T24">render</text:span><text:span text:style-name="T21">(</text:span><text:span text:style-name="T41">'home/listItem.html.twig'</text:span><text:span text:style-name="T21">, [</text:span></text:p>
      <text:p text:style-name="P1"><text:span text:style-name="T41">'items' </text:span><text:span text:style-name="T21">=&gt; </text:span><text:span text:style-name="T27">$items</text:span><text:span text:style-name="T21">,</text:span></text:p>
      <text:p text:style-name="P29">]);</text:p>
      <text:p text:style-name="P29">}</text:p>
      <text:p text:style-name="P10">« La méthode listItem() avant ajout de pagination»</text:p>
      <text:p text:style-name="P18">56</text:p>
      <text:p text:style-name="P1"><text:span text:style-name="T1"/></text:p>
      <text:p text:style-name="P1"><text:span text:style-name="T2">Dans notre méthode </text:span><text:span text:style-name="T3">listItem() </text:span><text:span text:style-name="T2">on injecte la dépendance « </text:span><text:span text:style-name="T3">ItemRepository </text:span><text:span text:style-name="T2">» ensuite notre</text:span></text:p>
      <text:p text:style-name="P1"><text:span text:style-name="T2">variable </text:span><text:span text:style-name="T3">$items </text:span><text:span text:style-name="T2">va stocker toutes les annonces grâce à la méthode </text:span><text:span text:style-name="T3">findAll(), </text:span><text:span text:style-name="T2">cette variable est</text:span></text:p>
      <text:p text:style-name="P1"><text:span text:style-name="T2">envoyée vers la vue Twig grâce à la méthode </text:span><text:span text:style-name="T3">render().</text:span></text:p>
      <text:p text:style-name="P3"><text:soft-page-break/>Dans le Controller on a réalisé quelques modifications :</text:p>
      <text:p text:style-name="P1"><text:span text:style-name="T14">• </text:span><text:span text:style-name="T2">Ajout de pagination</text:span></text:p>
      <text:p text:style-name="P1"><text:span text:style-name="T14">• </text:span><text:span text:style-name="T2">Afficher que les annonces « Active »</text:span></text:p>
      <text:p text:style-name="P22">5.11.2 Pagination</text:p>
      <text:p text:style-name="P3">Le problème rencontré avant l’ajout de la pagination c’est que toutes les annonces vont</text:p>
      <text:p text:style-name="P3">s’afficher dans une seule page.</text:p>
      <text:p text:style-name="P3">C’est pour cette raison qu’on a mis en place un système de pagination afin de scinder</text:p>
      <text:p text:style-name="P3">l’affichage des annonces.</text:p>
      <text:p text:style-name="P3">Grace au bundle « KNP Paginator » nous allons résoudre ce problème.</text:p>
      <text:p text:style-name="P3">On l’installe avec la commande suivante :</text:p>
      <text:p text:style-name="P25">composer require knplabs/knp-paginator-bundle</text:p>
      <text:p text:style-name="P3">La partie « KNP Paginator » dans le Controller :</text:p>
      <text:p text:style-name="P27">// PAGINANTION KNP/PAGINATOR</text:p>
      <text:p text:style-name="P1"><text:span text:style-name="T27">$items </text:span><text:span text:style-name="T21">= </text:span><text:span text:style-name="T27">$paginator</text:span><text:span text:style-name="T21">-&gt;</text:span><text:span text:style-name="T24">paginate</text:span><text:span text:style-name="T21">(</text:span></text:p>
      <text:p text:style-name="P1"><text:span text:style-name="T27">$data</text:span><text:span text:style-name="T21">,</text:span></text:p>
      <text:p text:style-name="P1"><text:span text:style-name="T27">$request</text:span><text:span text:style-name="T21">-&gt;</text:span><text:span text:style-name="T27">query</text:span><text:span text:style-name="T21">-&gt;</text:span><text:span text:style-name="T24">getInt</text:span><text:span text:style-name="T21">(</text:span><text:span text:style-name="T41">'page'</text:span><text:span text:style-name="T21">, </text:span><text:span text:style-name="T44">1</text:span><text:span text:style-name="T21">),</text:span></text:p>
      <text:p text:style-name="P31">6</text:p>
      <text:p text:style-name="P29">);</text:p>
      <text:p text:style-name="P1"><text:span text:style-name="T2">La méthode </text:span><text:span text:style-name="T3">paginate() </text:span><text:span text:style-name="T2">prend 3 paramètre, le premier c’est la variable </text:span><text:span text:style-name="T3">$data </text:span><text:span text:style-name="T2">qui va contenir</text:span></text:p>
      <text:p text:style-name="P1"><text:span text:style-name="T2">toutes les annonces, le 2</text:span><text:span text:style-name="T19">ème </text:span><text:span text:style-name="T2">paramètre c’est le numéro de la page en cours et le 3</text:span><text:span text:style-name="T19">ème</text:span></text:p>
      <text:p text:style-name="P3">paramètre c’est le nombre d’annonces qu’on veut afficher, le tout est stocké dans la variable</text:p>
      <text:p text:style-name="P10">$items.</text:p>
      <text:p text:style-name="P10">Coté vue dans Twig</text:p>
      <text:p text:style-name="P3">En suivant la documentation KNP Paginator, on nous demande d’inserer ce code afin d’avoir</text:p>
      <text:p text:style-name="P3">les boutons de navigations dans les page</text:p>
      <text:p text:style-name="P1"><text:span text:style-name="T46">&lt;</text:span><text:span text:style-name="T34">div </text:span><text:span text:style-name="T27">class</text:span><text:span text:style-name="T21">=</text:span><text:span text:style-name="T41">"d-flex justify-content-center mt-5"</text:span><text:span text:style-name="T46">&gt;</text:span></text:p>
      <text:p text:style-name="P1"><text:span text:style-name="T21">{{ knp_pagination_render(</text:span><text:span text:style-name="T27">items</text:span><text:span text:style-name="T21">, </text:span><text:span text:style-name="T41">'base/pagination.html.twig'</text:span><text:span text:style-name="T21">) }}</text:span></text:p>
      <text:p text:style-name="P1"><text:span text:style-name="T46">&lt;/</text:span><text:span text:style-name="T34">div</text:span><text:span text:style-name="T46">&gt;</text:span></text:p>
      <text:p text:style-name="P18">57</text:p>
      <text:p text:style-name="P1"><text:span text:style-name="T1"/></text:p>
      <text:p text:style-name="P22">5.11.3 Affichage des annonces active</text:p>
      <text:p text:style-name="P3">Nous souhaitons faire apparaitre que les annonces qui ont le statut « active » et cacher les</text:p>
      <text:p text:style-name="P3">autres annonces qui ne l’ont pas.</text:p>
      <text:p text:style-name="P1"><text:span text:style-name="T2">Nous avons dans la classe « </text:span><text:span text:style-name="T3">Item </text:span><text:span text:style-name="T2">» (qui correspond aux annonces) une propriété « </text:span><text:span text:style-name="T3">isActive </text:span><text:span text:style-name="T2">»</text:span></text:p>
      <text:p text:style-name="P3">de type booléen.</text:p>
      <text:p text:style-name="P27">/**</text:p>
      <text:p text:style-name="P27">* @ORM\Column(type="boolean")</text:p>
      <text:p text:style-name="P27">*/</text:p>
      <text:p text:style-name="P1"><text:span text:style-name="T34">private </text:span><text:span text:style-name="T27">$isActive</text:span><text:span text:style-name="T21">;</text:span></text:p>
      <text:p text:style-name="P1"><text:span text:style-name="T2">À l’insertion d’une annonce on a défini cette propriété par défaut à « </text:span><text:span text:style-name="T3">1 </text:span><text:span text:style-name="T2">» :</text:span></text:p>
      <text:p text:style-name="P1"><text:span text:style-name="T27">$item</text:span><text:span text:style-name="T21">-&gt;</text:span><text:span text:style-name="T24">setIsActive</text:span><text:span text:style-name="T21">(</text:span><text:span text:style-name="T44">1</text:span><text:span text:style-name="T21">);</text:span></text:p>
      <text:p text:style-name="P1"><text:span text:style-name="T2">La méthode </text:span><text:span text:style-name="T3">findByIsActive() </text:span><text:span text:style-name="T2">qui a été créée dans la classe </text:span><text:span text:style-name="T3">ItemRepository.</text:span></text:p>
      <text:p text:style-name="P1"><text:span text:style-name="T48">* </text:span><text:span text:style-name="T34">@method </text:span><text:span text:style-name="T48">Item[] findByIsActive(array $criteria, array $orderBy = null, $limit =</text:span></text:p>
      <text:p text:style-name="P27">null, $offset = null)</text:p>
      <text:p text:style-name="P1"><text:span text:style-name="T2">Dans le Controller on récupère les annonces active avec la méthode </text:span><text:span text:style-name="T3">findByIsActive() </text:span><text:span text:style-name="T2">et en</text:span></text:p>
      <text:p text:style-name="P1"><text:span text:style-name="T2">paramètre « </text:span><text:span text:style-name="T3">1 </text:span><text:span text:style-name="T2">» qui va récupérer que les annonces qui ont ce statut.</text:span></text:p>
      <text:p text:style-name="P27">// RÉCUPÉRATION DES ANNONCES ACTIVES</text:p>
      <text:p text:style-name="P1"><text:span text:style-name="T27">$data </text:span><text:span text:style-name="T21">= </text:span><text:span text:style-name="T27">$repository</text:span><text:span text:style-name="T21">-&gt;</text:span><text:span text:style-name="T24">findByIsActive</text:span><text:span text:style-name="T21">(</text:span></text:p>
      <text:p text:style-name="P1"><text:span text:style-name="T44">1</text:span><text:span text:style-name="T21">,</text:span></text:p>
      <text:p text:style-name="P1"><text:span text:style-name="T21">[</text:span><text:span text:style-name="T41">'createdAt' </text:span><text:span text:style-name="T21">=&gt; </text:span><text:span text:style-name="T41">'DESC'</text:span><text:span text:style-name="T21">],);</text:span></text:p>
      <text:p text:style-name="P3">L’administrateur a la possibilité de désactiver une annonce via le back-office</text:p>
      <text:p text:style-name="P3"><text:soft-page-break/>Coté Controller « itemCrudController » du back-office :</text:p>
      <text:p text:style-name="P1"><text:span text:style-name="T36">BooleanField</text:span><text:span text:style-name="T21">::</text:span><text:span text:style-name="T24">new</text:span><text:span text:style-name="T21">(</text:span><text:span text:style-name="T41">'isActive'</text:span><text:span text:style-name="T21">, </text:span><text:span text:style-name="T41">'Active'</text:span><text:span text:style-name="T21">),</text:span></text:p>
      <text:p text:style-name="P3">Voici la méthode litItem() avec pagination et l’affichage des annonces active :</text:p>
      <text:p text:style-name="P27">///////////////////////////////////////////////////////////</text:p>
      <text:p text:style-name="P27">////////////////// AFFICHAGE LISTE ITEM //////////////////</text:p>
      <text:p text:style-name="P18">58</text:p>
      <text:p text:style-name="P1"><text:span text:style-name="T1"/></text:p>
      <text:p text:style-name="P27">/**</text:p>
      <text:p text:style-name="P27">* @Route("/listItem", name="listItem")</text:p>
      <text:p text:style-name="P27">*/</text:p>
      <text:p text:style-name="P1"><text:span text:style-name="T34">public function </text:span><text:span text:style-name="T24">listItem</text:span><text:span text:style-name="T21">(</text:span><text:span text:style-name="T36">ItemRepository </text:span><text:span text:style-name="T27">$repository</text:span><text:span text:style-name="T21">, </text:span><text:span text:style-name="T36">PaginatorInterface</text:span></text:p>
      <text:p text:style-name="P1"><text:span text:style-name="T27">$paginator</text:span><text:span text:style-name="T21">, </text:span><text:span text:style-name="T36">Request </text:span><text:span text:style-name="T27">$request</text:span><text:span text:style-name="T21">): </text:span><text:span text:style-name="T36">Response</text:span></text:p>
      <text:p text:style-name="P29">{</text:p>
      <text:p text:style-name="P27">// RÉCUPÉRATION DES ANNONCES ACTIVES</text:p>
      <text:p text:style-name="P1"><text:span text:style-name="T27">$data </text:span><text:span text:style-name="T21">= </text:span><text:span text:style-name="T27">$repository</text:span><text:span text:style-name="T21">-&gt;</text:span><text:span text:style-name="T24">findByIsActive</text:span><text:span text:style-name="T21">(</text:span></text:p>
      <text:p text:style-name="P1"><text:span text:style-name="T44">1</text:span><text:span text:style-name="T21">,</text:span></text:p>
      <text:p text:style-name="P1"><text:span text:style-name="T21">[</text:span><text:span text:style-name="T41">'createdAt' </text:span><text:span text:style-name="T21">=&gt; </text:span><text:span text:style-name="T41">'DESC'</text:span><text:span text:style-name="T21">],);</text:span></text:p>
      <text:p text:style-name="P27">// PAGINANTION KNP/PAGINATOR</text:p>
      <text:p text:style-name="P1"><text:span text:style-name="T27">$items </text:span><text:span text:style-name="T21">= </text:span><text:span text:style-name="T27">$paginator</text:span><text:span text:style-name="T21">-&gt;</text:span><text:span text:style-name="T24">paginate</text:span><text:span text:style-name="T21">(</text:span></text:p>
      <text:p text:style-name="P1"><text:span text:style-name="T27">$data</text:span><text:span text:style-name="T21">,</text:span></text:p>
      <text:p text:style-name="P1"><text:span text:style-name="T27">$request</text:span><text:span text:style-name="T21">-&gt;</text:span><text:span text:style-name="T27">query</text:span><text:span text:style-name="T21">-&gt;</text:span><text:span text:style-name="T24">getInt</text:span><text:span text:style-name="T21">(</text:span><text:span text:style-name="T41">'page'</text:span><text:span text:style-name="T21">, </text:span><text:span text:style-name="T44">1</text:span><text:span text:style-name="T21">),</text:span></text:p>
      <text:p text:style-name="P31">6</text:p>
      <text:p text:style-name="P29">);</text:p>
      <text:p text:style-name="P27">// RENDER</text:p>
      <text:p text:style-name="P1"><text:span text:style-name="T38">return </text:span><text:span text:style-name="T34">$this</text:span><text:span text:style-name="T21">-&gt;</text:span><text:span text:style-name="T24">render</text:span><text:span text:style-name="T21">(</text:span><text:span text:style-name="T41">'home/listItem.html.twig'</text:span><text:span text:style-name="T21">, [</text:span></text:p>
      <text:p text:style-name="P1"><text:span text:style-name="T41">'items' </text:span><text:span text:style-name="T21">=&gt; </text:span><text:span text:style-name="T27">$items</text:span><text:span text:style-name="T21">,</text:span></text:p>
      <text:p text:style-name="P29">]);</text:p>
      <text:p text:style-name="P29">}</text:p>
      <text:p text:style-name="P10">« La version finale de la méthode listItem() »</text:p>
      <text:p text:style-name="P18">59</text:p>
      <text:p text:style-name="P1"><text:span text:style-name="T1"/></text:p>
      <text:p text:style-name="P3">Le fichier « listItem.html.twig » :</text:p>
      <text:p text:style-name="P1"><text:span text:style-name="T22">{% </text:span><text:span text:style-name="T39">extends </text:span><text:span text:style-name="T42">'base.html.twig' </text:span><text:span text:style-name="T22">%}</text:span></text:p>
      <text:p text:style-name="P1"><text:span text:style-name="T22">{% </text:span><text:span text:style-name="T39">block </text:span><text:span text:style-name="T28">title </text:span><text:span text:style-name="T22">%}{{ </text:span><text:span text:style-name="T25">parent</text:span><text:span text:style-name="T22">() }} Annonces des objets trouvés{% </text:span><text:span text:style-name="T39">endblock </text:span><text:span text:style-name="T22">%}</text:span></text:p>
      <text:p text:style-name="P1"><text:span text:style-name="T22">{% </text:span><text:span text:style-name="T39">block </text:span><text:span text:style-name="T28">titre </text:span><text:span text:style-name="T22">%}</text:span></text:p>
      <text:p text:style-name="P30">Annonces des objets trouvés</text:p>
      <text:p text:style-name="P1"><text:span text:style-name="T22">{% </text:span><text:span text:style-name="T39">endblock </text:span><text:span text:style-name="T22">%}</text:span></text:p>
      <text:p text:style-name="P1"><text:span text:style-name="T22">{% </text:span><text:span text:style-name="T39">block </text:span><text:span text:style-name="T28">body </text:span><text:span text:style-name="T22">%}</text:span></text:p>
      <text:p text:style-name="P1"><text:span text:style-name="T47">&lt;</text:span><text:span text:style-name="T35">div </text:span><text:span text:style-name="T28">class</text:span><text:span text:style-name="T22">=</text:span><text:span text:style-name="T42">" py-4 mb-5 bg-white rounded shadow-sm"</text:span><text:span text:style-name="T47">&gt;</text:span></text:p>
      <text:p text:style-name="P1"><text:span text:style-name="T47">&lt;</text:span><text:span text:style-name="T35">p </text:span><text:span text:style-name="T28">class</text:span><text:span text:style-name="T22">=</text:span><text:span text:style-name="T42">"text-center"</text:span><text:span text:style-name="T47">&gt;</text:span><text:span text:style-name="T22">Vous pouvez rechercher votre objet perdu par son nom, la ville ou code postale ou il a été perdu.</text:span><text:span text:style-name="T47">&lt;/</text:span><text:span text:style-name="T35">p</text:span><text:span text:style-name="T47">&gt;</text:span></text:p>
      <text:p text:style-name="P1"><text:span text:style-name="T47">&lt;</text:span><text:span text:style-name="T35">div </text:span><text:span text:style-name="T28">class</text:span><text:span text:style-name="T22">=</text:span><text:span text:style-name="T42">"d-flex justify-content-center align-items-center"</text:span><text:span text:style-name="T47">&gt;</text:span></text:p>
      <text:p text:style-name="P1"><text:span text:style-name="T47">&lt;</text:span><text:span text:style-name="T35">form </text:span><text:span text:style-name="T28">action</text:span><text:span text:style-name="T22">=</text:span><text:span text:style-name="T42">"{{ </text:span><text:span text:style-name="T25">path</text:span><text:span text:style-name="T42">('searchItem') }}" </text:span><text:span text:style-name="T28">method</text:span><text:span text:style-name="T22">=</text:span><text:span text:style-name="T42">"post" </text:span><text:span text:style-name="T28">class</text:span><text:span text:style-name="T22">=</text:span><text:span text:style-name="T42">"col-10 "</text:span><text:span text:style-name="T47">&gt;</text:span></text:p>
      <text:p text:style-name="P1"><text:span text:style-name="T47">&lt;</text:span><text:span text:style-name="T35">div </text:span><text:span text:style-name="T28">class</text:span><text:span text:style-name="T22">=</text:span><text:span text:style-name="T42">"input-group"</text:span><text:span text:style-name="T47">&gt;</text:span></text:p>
      <text:p text:style-name="P1"><text:span text:style-name="T47">&lt;</text:span><text:span text:style-name="T35">input </text:span><text:span text:style-name="T28">name</text:span><text:span text:style-name="T22">=</text:span><text:span text:style-name="T42">"search" </text:span><text:span text:style-name="T28">type</text:span><text:span text:style-name="T22">=</text:span><text:span text:style-name="T42">"search" </text:span><text:span text:style-name="T28">class</text:span><text:span text:style-name="T22">=</text:span><text:span text:style-name="T42">"form-control" </text:span><text:span text:style-name="T28">type</text:span><text:span text:style-name="T22">=</text:span><text:span text:style-name="T42">"text" </text:span><text:span text:style-name="T28">placeholder</text:span><text:span text:style-name="T22">=</text:span><text:span text:style-name="T42">"Recherche..." </text:span><text:span text:style-name="T28">aria-label</text:span><text:span text:style-name="T22">=</text:span><text:span text:style-name="T42">"Recherche..." </text:span><text:span text:style-name="T28">ariadescribedby</text:span><text:span text:style-name="T22">=</text:span><text:span text:style-name="T42">"</text:span></text:p>
      <text:p text:style-name="P1"><text:span text:style-name="T42">button-addon2"</text:span><text:span text:style-name="T47">&gt;</text:span></text:p>
      <text:p text:style-name="P1"><text:span text:style-name="T47">&lt;</text:span><text:span text:style-name="T35">div </text:span><text:span text:style-name="T28">class</text:span><text:span text:style-name="T22">=</text:span><text:span text:style-name="T42">"input-group-append"</text:span><text:span text:style-name="T47">&gt;</text:span></text:p>
      <text:p text:style-name="P1"><text:span text:style-name="T47">&lt;</text:span><text:span text:style-name="T35">button </text:span><text:span text:style-name="T28">class</text:span><text:span text:style-name="T22">=</text:span><text:span text:style-name="T42">"btn btn-primary" </text:span><text:span text:style-name="T28">type</text:span><text:span text:style-name="T22">=</text:span><text:span text:style-name="T42">"submit"</text:span><text:span text:style-name="T47">&gt;&lt;</text:span><text:span text:style-name="T35">i </text:span><text:span text:style-name="T28">class</text:span><text:span text:style-name="T22">=</text:span><text:span text:style-name="T42">"fas fa-search"</text:span><text:span text:style-name="T47">&gt;&lt;/</text:span><text:span text:style-name="T35">i</text:span><text:span text:style-name="T47">&gt;&lt;/</text:span><text:span text:style-name="T35">button</text:span><text:span text:style-name="T47">&gt;</text:span></text:p>
      <text:p text:style-name="P1"><text:span text:style-name="T47">&lt;</text:span><text:span text:style-name="T35">button </text:span><text:span text:style-name="T28">href</text:span><text:span text:style-name="T22">=</text:span><text:span text:style-name="T42">"{{ </text:span><text:span text:style-name="T25">path</text:span><text:span text:style-name="T42">('listItem') }}" </text:span><text:span text:style-name="T28">class</text:span><text:span text:style-name="T22">=</text:span><text:span text:style-name="T42">"btn btn-danger"</text:span><text:span text:style-name="T47">&gt;&lt;</text:span><text:span text:style-name="T35">i </text:span><text:span text:style-name="T28">class</text:span><text:span text:style-name="T22">=</text:span><text:span text:style-name="T42">"fa-solid fa-arrow-rotate-left"</text:span><text:span text:style-name="T47">&gt;&lt;/</text:span><text:span text:style-name="T35">i</text:span><text:span text:style-name="T47">&gt;&lt;/</text:span><text:span text:style-name="T35">button</text:span><text:span text:style-name="T47">&gt;</text:span></text:p>
      <text:p text:style-name="P1"><text:span text:style-name="T47">&lt;/</text:span><text:span text:style-name="T35">div</text:span><text:span text:style-name="T47">&gt;</text:span></text:p>
      <text:p text:style-name="P1"><text:span text:style-name="T47">&lt;/</text:span><text:span text:style-name="T35">div</text:span><text:span text:style-name="T47">&gt;</text:span></text:p>
      <text:p text:style-name="P1"><text:span text:style-name="T47">&lt;/</text:span><text:span text:style-name="T35">form</text:span><text:span text:style-name="T47">&gt;</text:span></text:p>
      <text:p text:style-name="P1"><text:span text:style-name="T47">&lt;/</text:span><text:span text:style-name="T35">div</text:span><text:span text:style-name="T47">&gt;</text:span></text:p>
      <text:p text:style-name="P1"><text:span text:style-name="T47">&lt;/</text:span><text:span text:style-name="T35">div</text:span><text:span text:style-name="T47">&gt;</text:span></text:p>
      <text:p text:style-name="P28">{# CONDITION AFFICHAGE BADGE NOMBRE D'ANNONCES#}</text:p>
      <text:p text:style-name="P16"><text:span text:style-name="T20">{% </text:span><text:span text:style-name="T37">if </text:span><text:span text:style-name="T26">items </text:span><text:span text:style-name="T20">| </text:span><text:span text:style-name="T26">length </text:span><text:span text:style-name="T20">&gt; </text:span><text:span text:style-name="T43">1 </text:span><text:span text:style-name="T20">%}</text:span></text:p>
      <text:p text:style-name="P16"><text:span text:style-name="T45">&lt;</text:span><text:span text:style-name="T33">p</text:span><text:span text:style-name="T45">&gt;</text:span><text:span text:style-name="T20">Il y a </text:span><text:span text:style-name="T45">&lt;</text:span><text:span text:style-name="T33">span </text:span><text:span text:style-name="T26">class</text:span><text:span text:style-name="T20">=</text:span><text:span text:style-name="T40">"badge rounded-pill bg-danger"</text:span><text:span text:style-name="T45">&gt;</text:span><text:span text:style-name="T20">{{ </text:span><text:span text:style-name="T26">items </text:span><text:span text:style-name="T20">| </text:span><text:span text:style-name="T26">length </text:span><text:span text:style-name="T20">}} annonces</text:span><text:span text:style-name="T45">&lt;/</text:span><text:span text:style-name="T33">span</text:span><text:span text:style-name="T45">&gt;&lt;/</text:span><text:span text:style-name="T33">p</text:span><text:span text:style-name="T45">&gt;</text:span></text:p>
      <text:p text:style-name="P16"><text:span text:style-name="T20">{% </text:span><text:span text:style-name="T37">else </text:span><text:span text:style-name="T20">%}</text:span></text:p>
      <text:p text:style-name="P16"><text:span text:style-name="T45">&lt;</text:span><text:span text:style-name="T33">p</text:span><text:span text:style-name="T45">&gt;</text:span><text:span text:style-name="T20">Il y a </text:span><text:span text:style-name="T45">&lt;</text:span><text:span text:style-name="T33">span </text:span><text:span text:style-name="T26">class</text:span><text:span text:style-name="T20">=</text:span><text:span text:style-name="T40">"badge rounded-pill bg-danger"</text:span><text:span text:style-name="T45">&gt;</text:span><text:span text:style-name="T20">{{ </text:span><text:span text:style-name="T26">items </text:span><text:span text:style-name="T20">| </text:span><text:span text:style-name="T26">length </text:span><text:span text:style-name="T20">}} annonce</text:span><text:span text:style-name="T45">&lt;/</text:span><text:span text:style-name="T33">span</text:span><text:span text:style-name="T45">&gt;&lt;/</text:span><text:span text:style-name="T33">p</text:span><text:span text:style-name="T45">&gt;</text:span></text:p>
      <text:p text:style-name="P16"><text:span text:style-name="T20">{% </text:span><text:span text:style-name="T37">endif </text:span><text:span text:style-name="T20">%}</text:span></text:p>
      <text:p text:style-name="P28">{# ### FIN CONDITION ### #}</text:p>
      <text:p text:style-name="P16"><text:span text:style-name="T45">&lt;</text:span><text:span text:style-name="T33">hr</text:span><text:span text:style-name="T45">&gt;</text:span></text:p>
      <text:p text:style-name="P16"><text:span text:style-name="T45">&lt;</text:span><text:span text:style-name="T33">div </text:span><text:span text:style-name="T26">class</text:span><text:span text:style-name="T20">=</text:span><text:span text:style-name="T40">"row lh-1 "</text:span><text:span text:style-name="T45">&gt;</text:span></text:p>
      <text:p text:style-name="P16"><text:span text:style-name="T20">{% </text:span><text:span text:style-name="T37">for </text:span><text:span text:style-name="T26">item </text:span><text:span text:style-name="T20">in </text:span><text:span text:style-name="T26">items </text:span><text:span text:style-name="T20">%}</text:span></text:p>
      <text:p text:style-name="P16"><text:span text:style-name="T45">&lt;</text:span><text:span text:style-name="T33">div </text:span><text:span text:style-name="T26">class</text:span><text:span text:style-name="T20">=</text:span><text:span text:style-name="T40">"col-12 col-md-6 col-lg-4 mt-4"</text:span><text:span text:style-name="T45">&gt;</text:span></text:p>
      <text:p text:style-name="P16"><text:span text:style-name="T45">&lt;</text:span><text:span text:style-name="T33">a </text:span><text:span text:style-name="T26">href</text:span><text:span text:style-name="T20">=</text:span><text:span text:style-name="T40">"{{ </text:span><text:span text:style-name="T23">path</text:span><text:span text:style-name="T40">('detailItem', { </text:span><text:span text:style-name="T26">id</text:span><text:span text:style-name="T40">:</text:span><text:span text:style-name="T26">item</text:span><text:span text:style-name="T40">.</text:span><text:span text:style-name="T26">id </text:span><text:span text:style-name="T40">}) }}" </text:span><text:span text:style-name="T26">class</text:span><text:span text:style-name="T20">=</text:span><text:span text:style-name="T40">"card rounded-3 custom-card-home border-0 text-decoration-none"</text:span><text:span text:style-name="T45">&gt;</text:span></text:p>
      <text:p text:style-name="P16"><text:span text:style-name="T45">&lt;</text:span><text:span text:style-name="T33">img </text:span><text:span text:style-name="T26">class</text:span><text:span text:style-name="T20">=</text:span><text:span text:style-name="T40">"rounded-top img-card" </text:span><text:span text:style-name="T26">src</text:span><text:span text:style-name="T20">=</text:span><text:span text:style-name="T40">"{{ </text:span><text:span text:style-name="T23">asset</text:span><text:span text:style-name="T40">('upload/') }}{{ </text:span><text:span text:style-name="T26">item</text:span><text:span text:style-name="T40">.</text:span><text:span text:style-name="T26">picture </text:span><text:span text:style-name="T40">}}" </text:span><text:span text:style-name="T26">alt</text:span><text:span text:style-name="T20">=</text:span><text:span text:style-name="T40">"{{ </text:span><text:span text:style-name="T26">item</text:span><text:span text:style-name="T40">.</text:span><text:span text:style-name="T26">title </text:span><text:span text:style-name="T40">}}"</text:span><text:span text:style-name="T45">&gt;</text:span></text:p>
      <text:p text:style-name="P16"><text:span text:style-name="T45">&lt;</text:span><text:span text:style-name="T33">div </text:span><text:span text:style-name="T26">class</text:span><text:span text:style-name="T20">=</text:span><text:span text:style-name="T40">"card-body"</text:span><text:span text:style-name="T45">&gt;</text:span></text:p>
      <text:p text:style-name="P16"><text:span text:style-name="T45">&lt;</text:span><text:span text:style-name="T33">h5 </text:span><text:span text:style-name="T26">class</text:span><text:span text:style-name="T20">=</text:span><text:span text:style-name="T40">"card-title text-danger"</text:span><text:span text:style-name="T45">&gt;</text:span><text:span text:style-name="T20">{{ </text:span><text:span text:style-name="T26">item</text:span><text:span text:style-name="T20">.</text:span><text:span text:style-name="T26">title </text:span><text:span text:style-name="T20">| u.</text:span><text:span text:style-name="T26">truncate</text:span><text:span text:style-name="T20">(</text:span><text:span text:style-name="T43">20</text:span><text:span text:style-name="T20">, </text:span><text:span text:style-name="T40">'...'</text:span><text:span text:style-name="T20">) }}</text:span><text:span text:style-name="T45">&lt;/</text:span><text:span text:style-name="T33">h5</text:span><text:span text:style-name="T45">&gt;</text:span></text:p>
      <text:p text:style-name="P16"><text:span text:style-name="T45">&lt;</text:span><text:span text:style-name="T33">p </text:span><text:span text:style-name="T26">class</text:span><text:span text:style-name="T20">=</text:span><text:span text:style-name="T40">"card-text "</text:span><text:span text:style-name="T45">&gt;&lt;</text:span><text:span text:style-name="T33">small</text:span><text:span text:style-name="T45">&gt;&lt;</text:span><text:span text:style-name="T33">i </text:span><text:span text:style-name="T26">class</text:span><text:span text:style-name="T20">=</text:span><text:span text:style-name="T40">"fas fa-map-marker-alt"</text:span><text:span text:style-name="T45">&gt;&lt;/</text:span><text:span text:style-name="T33">i</text:span><text:span text:style-name="T45">&gt; </text:span><text:span text:style-name="T20">{{ </text:span><text:span text:style-name="T26">item</text:span><text:span text:style-name="T20">.</text:span><text:span text:style-name="T26">city </text:span><text:span text:style-name="T20">| </text:span><text:span text:style-name="T26">capitalize </text:span><text:span text:style-name="T20">| u.</text:span><text:span text:style-name="T26">truncate</text:span><text:span text:style-name="T20">(</text:span><text:span text:style-name="T43">20</text:span><text:span text:style-name="T20">, </text:span><text:span text:style-name="T40">'...'</text:span><text:span text:style-name="T20">) }}</text:span><text:span text:style-name="T45">&lt;/</text:span><text:span text:style-name="T33">small</text:span><text:span text:style-name="T45">&gt;&lt;/</text:span><text:span text:style-name="T33">p</text:span><text:span text:style-name="T45">&gt;</text:span></text:p>
      <text:p text:style-name="P16"><text:soft-page-break/><text:span text:style-name="T45">&lt;</text:span><text:span text:style-name="T33">p </text:span><text:span text:style-name="T26">class</text:span><text:span text:style-name="T20">=</text:span><text:span text:style-name="T40">"card-text "</text:span><text:span text:style-name="T45">&gt;&lt;</text:span><text:span text:style-name="T33">small</text:span><text:span text:style-name="T45">&gt;&lt;</text:span><text:span text:style-name="T33">i </text:span><text:span text:style-name="T26">class</text:span><text:span text:style-name="T20">=</text:span><text:span text:style-name="T40">"fa-solid fa-calendar"</text:span><text:span text:style-name="T45">&gt;&lt;/</text:span><text:span text:style-name="T33">i</text:span><text:span text:style-name="T45">&gt; </text:span><text:span text:style-name="T20">Trouvé le: {{ </text:span><text:span text:style-name="T26">item</text:span><text:span text:style-name="T20">.</text:span><text:span text:style-name="T26">dateItem </text:span><text:span text:style-name="T20">| </text:span><text:span text:style-name="T23">date</text:span><text:span text:style-name="T20">(</text:span><text:span text:style-name="T40">'d/m/Y'</text:span><text:span text:style-name="T20">) }}</text:span><text:span text:style-name="T45">&lt;/</text:span><text:span text:style-name="T33">small</text:span><text:span text:style-name="T45">&gt;&lt;/</text:span><text:span text:style-name="T33">p</text:span><text:span text:style-name="T45">&gt;</text:span></text:p>
      <text:p text:style-name="P16"><text:span text:style-name="T45">&lt;</text:span><text:span text:style-name="T33">p </text:span><text:span text:style-name="T26">class</text:span><text:span text:style-name="T20">=</text:span><text:span text:style-name="T40">"card-text "</text:span><text:span text:style-name="T45">&gt;&lt;</text:span><text:span text:style-name="T33">small</text:span><text:span text:style-name="T45">&gt;&lt;</text:span><text:span text:style-name="T33">i </text:span><text:span text:style-name="T26">class</text:span><text:span text:style-name="T20">=</text:span><text:span text:style-name="T40">"fa-solid fa-bullhorn"</text:span><text:span text:style-name="T45">&gt;&lt;/</text:span><text:span text:style-name="T33">i</text:span><text:span text:style-name="T45">&gt; </text:span><text:span text:style-name="T20">Signalé le: {{ </text:span><text:span text:style-name="T26">item</text:span><text:span text:style-name="T20">.</text:span><text:span text:style-name="T26">createdAt </text:span><text:span text:style-name="T20">| </text:span><text:span text:style-name="T23">date</text:span><text:span text:style-name="T20">(</text:span><text:span text:style-name="T40">'d/m/Y'</text:span><text:span text:style-name="T20">) }}</text:span><text:span text:style-name="T45">&lt;/</text:span><text:span text:style-name="T33">small</text:span><text:span text:style-name="T45">&gt;&lt;/</text:span><text:span text:style-name="T33">p</text:span><text:span text:style-name="T45">&gt;</text:span></text:p>
      <text:p text:style-name="P16"><text:span text:style-name="T45">&lt;/</text:span><text:span text:style-name="T33">div</text:span></text:p>
      <text:p text:style-name="P1"><text:span text:style-name="T47">&lt;/</text:span><text:span text:style-name="T35">a</text:span><text:span text:style-name="T47">&gt;</text:span></text:p>
      <text:p text:style-name="P1"><text:span text:style-name="T47">&lt;/</text:span><text:span text:style-name="T35">div</text:span><text:span text:style-name="T47">&gt;</text:span></text:p>
      <text:p text:style-name="P1"><text:span text:style-name="T22">{% </text:span><text:span text:style-name="T39">endfor </text:span><text:span text:style-name="T22">%}</text:span></text:p>
      <text:p text:style-name="P1"><text:span text:style-name="T47">&lt;/</text:span><text:span text:style-name="T35">div</text:span><text:span text:style-name="T47">&gt;</text:span></text:p>
      <text:p text:style-name="P28">{# PAGINATION #}</text:p>
      <text:p text:style-name="P1"><text:span text:style-name="T47">&lt;</text:span><text:span text:style-name="T35">div </text:span><text:span text:style-name="T28">class</text:span><text:span text:style-name="T22">=</text:span><text:span text:style-name="T42">"d-flex justify-content-center mt-5"</text:span><text:span text:style-name="T47">&gt;</text:span></text:p>
      <text:p text:style-name="P1"><text:span text:style-name="T22">{{ knp_pagination_render(</text:span><text:span text:style-name="T28">items</text:span><text:span text:style-name="T22">, </text:span><text:span text:style-name="T42">'base/pagination.html.twig'</text:span><text:span text:style-name="T22">) }}</text:span></text:p>
      <text:p text:style-name="P1"><text:span text:style-name="T47">&lt;/</text:span><text:span text:style-name="T35">div</text:span><text:span text:style-name="T47">&gt;</text:span></text:p>
      <text:p text:style-name="P1"><text:span text:style-name="T22">{% </text:span><text:span text:style-name="T39">endblock </text:span><text:span text:style-name="T22">%}</text:span></text:p>
      <text:p text:style-name="P18">60</text:p>
      <text:p text:style-name="P1"><text:span text:style-name="T1"/></text:p>
      <text:p text:style-name="P3">Le rendu de la pagination :</text:p>
      <text:p text:style-name="P10">« Intégration de la Pagination »</text:p>
      <text:p text:style-name="P18">61</text:p>
      <text:p text:style-name="P1"><text:span text:style-name="T1"/></text:p>
      <text:p text:style-name="P20">6 LE RÉFÉRENCEMENT</text:p>
      <text:p text:style-name="P14">IFOUNDIT</text:p>
      <text:p text:style-name="P18">62</text:p>
      <text:p text:style-name="P1"><text:span text:style-name="T1"/></text:p>
      <text:p text:style-name="P21">6.1 Le Référencement Naturel « SEO »</text:p>
      <text:p text:style-name="P3">Afin de faire apparaitre le site internet « ifoundit » et son contenu dans les résultats des</text:p>
      <text:p text:style-name="P3">moteurs de recherche, nous devons bien travailler le SEO « Search Engine Optimisation » qui</text:p>
      <text:p text:style-name="P3">veut dire optimisation pour les moteurs de recherche en Français .</text:p>
      <text:p text:style-name="P3">Afin de respecter les exigences du référencement naturel (SEO) des moteurs de recherche</text:p>
      <text:p text:style-name="P3">(Google pour notre exemple) nous avons procédé comme suit :</text:p>
      <text:p text:style-name="P22">6.1.1 La balise « title »</text:p>
      <text:p text:style-name="P3">La balise &lt;title&gt; dans la section &lt;head&gt;, elle permet de donner un titre à nos pages, ce titre</text:p>
      <text:p text:style-name="P3">apparaitra aussi dans les résultats des moteurs de recherche.</text:p>
      <text:p text:style-name="P1"><text:span text:style-name="T21">{% </text:span><text:span text:style-name="T38">block </text:span><text:span text:style-name="T27">title </text:span><text:span text:style-name="T21">%} {{</text:span><text:span text:style-name="T24">parent</text:span><text:span text:style-name="T21">()}} Objet trouvé à Saint-Cloud 92210{% </text:span><text:span text:style-name="T38">endblock </text:span><text:span text:style-name="T21">%}</text:span></text:p>
      <text:p text:style-name="P22">6.1.2 La balise « meta description »</text:p>
      <text:p text:style-name="P3">La « meta description » dans la section &lt;head&gt;, c’est le résumé du contenu et c’est le texte</text:p>
      <text:p text:style-name="P3">qui apparaitra sous le titre dans les résultats de recherche.</text:p>
      <text:p text:style-name="P1"><text:span text:style-name="T46">&lt;</text:span><text:span text:style-name="T34">meta </text:span><text:span text:style-name="T27">name</text:span><text:span text:style-name="T21">=</text:span><text:span text:style-name="T41">"description" </text:span><text:span text:style-name="T27">content</text:span><text:span text:style-name="T21">=</text:span><text:span text:style-name="T41">"ifoundit, annonces des objets perdus à Saint-</text:span></text:p>
      <text:p text:style-name="P1"><text:span text:style-name="T41">Cloud 92210, annonces des objets trouvés, retrouvez votre objet perdu"</text:span><text:span text:style-name="T46">&gt;</text:span></text:p>
      <text:p text:style-name="P22">6.1.3 Les balises titre Hn</text:p>
      <text:p text:style-name="P3">Le « Heading » ces les balises titre de h1 à h6, qui permettent de structurer le contenu.</text:p>
      <text:p text:style-name="P3">La balise &lt;h1&gt; est la plus importante et ne doit pas être en double dans une page.</text:p>
      <text:p text:style-name="P3">Dans notre projet chaque page contient une balise h1.</text:p>
      <text:p text:style-name="P1">La balise h1 dans le « base.html.twig » notre fichier de base</text:p>
      <text:p text:style-name="P1"><text:span text:style-name="T46">&lt;</text:span><text:span text:style-name="T34">div </text:span><text:span text:style-name="T27">class</text:span><text:span text:style-name="T21">=</text:span><text:span text:style-name="T41">"row mt-3 text-center"</text:span><text:span text:style-name="T46">&gt;</text:span></text:p>
      <text:p text:style-name="P1"><text:span text:style-name="T46">&lt;</text:span><text:span text:style-name="T34">h1 </text:span><text:span text:style-name="T27">class</text:span><text:span text:style-name="T21">=</text:span><text:span text:style-name="T41">"mt-5"</text:span><text:span text:style-name="T46">&gt; </text:span><text:span text:style-name="T21">{% </text:span><text:span text:style-name="T38">block </text:span><text:span text:style-name="T27">titre </text:span><text:span text:style-name="T21">%}{% </text:span><text:span text:style-name="T38">endblock </text:span><text:span text:style-name="T21">%}</text:span><text:span text:style-name="T46">&lt;/</text:span><text:span text:style-name="T34">h1</text:span><text:span text:style-name="T46">&gt;</text:span></text:p>
      <text:p text:style-name="P1"><text:span text:style-name="T46">&lt;/</text:span><text:span text:style-name="T34">div</text:span><text:span text:style-name="T46">&gt;</text:span></text:p>
      <text:p text:style-name="P1">Et les « extends », ici la page « home.tml.twig » intégrant un bloc titre « h1 » dans la page d’accueil.</text:p>
      <text:p text:style-name="P1"><text:span text:style-name="T21">{% </text:span><text:span text:style-name="T38">block </text:span><text:span text:style-name="T27">titre </text:span><text:span text:style-name="T21">%}</text:span></text:p>
      <text:p text:style-name="P29">Comment ifoundit vous aide à retrouver votre objet perdu</text:p>
      <text:p text:style-name="P1"><text:span text:style-name="T21">{% </text:span><text:span text:style-name="T38">endblock </text:span><text:span text:style-name="T21">%}</text:span></text:p>
      <text:p text:style-name="P18"><text:soft-page-break/>63</text:p>
      <text:p text:style-name="P1"><text:span text:style-name="T1"/></text:p>
      <text:p text:style-name="P22">6.1.4 L’attribut &lt;alt&gt;</text:p>
      <text:p text:style-name="P3">Chaque image à un attribut « alt » bien renseigné de façon dynamique.</text:p>
      <text:p text:style-name="P1"><text:span text:style-name="T27">src</text:span><text:span text:style-name="T21">=</text:span><text:span text:style-name="T41">"{{ </text:span><text:span text:style-name="T24">asset</text:span><text:span text:style-name="T41">('upload/') }}{{ </text:span><text:span text:style-name="T27">item</text:span><text:span text:style-name="T41">.</text:span><text:span text:style-name="T27">picture </text:span><text:span text:style-name="T41">}}" </text:span><text:span text:style-name="T27">alt</text:span><text:span text:style-name="T21">=</text:span><text:span text:style-name="T41">"{{ </text:span><text:span text:style-name="T27">item</text:span><text:span text:style-name="T41">.</text:span><text:span text:style-name="T27">title </text:span><text:span text:style-name="T41">}}"</text:span><text:span text:style-name="T46">&gt;</text:span></text:p>
      <text:p text:style-name="P22">6.1.5 Responsive - Mobile friendly</text:p>
      <text:p text:style-name="P3">Un site internet responsive optimise le référencement naturel (SEO) et les moteurs de</text:p>
      <text:p text:style-name="P3">recherche recommande de ne pas négliger cette partie et ça permet d’augmenter le trafic de</text:p>
      <text:p text:style-name="P3">plus de 51%.</text:p>
      <text:p text:style-name="P3">Le site internet « ifoundit » est totalement responsive et s’adapte aux différents support</text:p>
      <text:p text:style-name="P3">digitales.</text:p>
      <text:p text:style-name="P22">6.1.6 Le temps de chargement</text:p>
      <text:p text:style-name="P3">La rapidité d’affichage des pages d’un site internet fait partie des critères d’optimisation car</text:p>
      <text:p text:style-name="P3">les moteurs de recherche tiennent également en compte le temps de chargement dans le</text:p>
      <text:p text:style-name="P3">référencement naturel (SEO).</text:p>
      <text:p text:style-name="P3">Pour notre application nous avons abtenu le résultat suivant dans « GTmetrix » :</text:p>
      <text:p text:style-name="P18">64</text:p>
      <text:p text:style-name="P1"><text:span text:style-name="T1"/></text:p>
      <text:p text:style-name="P22">6.1.7 La duplication de contenu « duplicate content »</text:p>
      <text:p text:style-name="P3">Le contenu de l’application « ifoundit » est un contenu original et non dupliqué, car le moteur</text:p>
      <text:p text:style-name="P3">de recherche Google considère un contenu dupliqué est une tricherie et Google peut bannir</text:p>
      <text:p text:style-name="P3">un site internet pour cette pratique.</text:p>
      <text:p text:style-name="P22">6.1.8 L’indexation</text:p>
      <text:p text:style-name="P3">Après la mise en ligne de l’application, nous l’avons indexé sur le moteur de recherche Google</text:p>
      <text:p text:style-name="P3">et à partir de cette étape l’application est enregistré dans la base de données de Google.</text:p>
      <text:p text:style-name="P3">Nous avons indexé notre application grâce à l’outil « Search Console » de Google.</text:p>
      <text:p text:style-name="P22">6.1.9 Sitemap</text:p>
      <text:p text:style-name="P3">C’est un plan du site appelé « sitemap » en anglais, c’est un fichier qui fournit aux moteurs de</text:p>
      <text:p text:style-name="P3">recherche des informations détaillées sur toutes les pages de notre application, leurs relations</text:p>
      <text:p text:style-name="P3">et leurs contenus.</text:p>
      <text:p text:style-name="P1"><text:span text:style-name="T2">Afin de générer le fichier sitemap, nous avons utilisé le site : </text:span><text:span text:style-name="T6">https://www.xml-sitemaps.com</text:span><text:span text:style-name="T2">.</text:span></text:p>
      <text:p text:style-name="P18">65</text:p>
      <text:p text:style-name="P1"><text:span text:style-name="T1"/></text:p>
      <text:p text:style-name="P3">Ensuite nous mettons le fichier « sitemap.xml » à la racine du répertoire FTP.</text:p>
      <text:p text:style-name="P3">Et enfin nous envoyons le fichier à « Google search Console » en lui indiquant le chemin du</text:p>
      <text:p text:style-name="P3">fichier « sitemap.xml » :</text:p>
      <text:p text:style-name="P18">66</text:p>
      <text:p text:style-name="P1"><text:span text:style-name="T1"/></text:p>
      <text:p text:style-name="P20">7 DESIGN</text:p>
      <text:p text:style-name="P14">IFOUNDIT</text:p>
      <text:p text:style-name="P18"><text:soft-page-break/>67</text:p>
      <text:p text:style-name="P1"><text:span text:style-name="T1"/></text:p>
      <text:p text:style-name="P21">7.1 Charte graphique</text:p>
      <text:p text:style-name="P22">7.1.1 Le logo</text:p>
      <text:p text:style-name="P1"><text:span text:style-name="T7">• </text:span><text:span text:style-name="T8">Les Propositions de logos :</text:span></text:p>
      <text:p text:style-name="P1"><text:span text:style-name="T7">• </text:span><text:span text:style-name="T8">Logo retenu :</text:span></text:p>
      <text:p text:style-name="P11">Favicon :</text:p>
      <text:p text:style-name="P18">68</text:p>
      <text:p text:style-name="P1"><text:span text:style-name="T1"/></text:p>
      <text:p text:style-name="P22">7.1.2 Les couleurs</text:p>
      <text:p text:style-name="P3">4 couleurs sont utilisées dans l’application :</text:p>
      <text:p text:style-name="P10">Framboise :</text:p>
      <text:p text:style-name="P3">Cette couleur est utilisée dans une partie du logo et dans les</text:p>
      <text:p text:style-name="P3">titres des annonces, le contour des boutons de la barre de</text:p>
      <text:p text:style-name="P3">navigation et les boutons de suppression.</text:p>
      <text:p text:style-name="P10">Vert impérial :</text:p>
      <text:p text:style-name="P3">Cette couleur est utilisée pour la barre de navigation.</text:p>
      <text:p text:style-name="P10">Lin clair :</text:p>
      <text:p text:style-name="P3">Cette couleur est utilisée pour le fond des pages.</text:p>
      <text:p text:style-name="P10">Noir :</text:p>
      <text:p text:style-name="P3">Cette couleur est utilisée pour les boutons d’appel à l'action</text:p>
      <text:p text:style-name="P3">(CTA) et le fond du footer.</text:p>
      <text:p text:style-name="P10">#BB4946</text:p>
      <text:p text:style-name="P10">Framboise</text:p>
      <text:p text:style-name="P10">#143C34</text:p>
      <text:p text:style-name="P10">Vert impérial</text:p>
      <text:p text:style-name="P10">#F5F1EC</text:p>
      <text:p text:style-name="P10">Lin clair</text:p>
      <text:p text:style-name="P10">#000000</text:p>
      <text:p text:style-name="P10">Noir</text:p>
      <text:p text:style-name="P18">69</text:p>
      <text:p text:style-name="P1"><text:span text:style-name="T1"/></text:p>
      <text:p text:style-name="P26">ifoundit.fr</text:p>
      <text:p text:style-name="P22">7.1.3 La typographie</text:p>
      <text:p text:style-name="P3">Pour ce projet, 2 polices d’écriture de « Google Fonts » ont été choisi :</text:p>
      <text:p text:style-name="P1"><text:span text:style-name="T2">- </text:span><text:span text:style-name="T3">Nunito Sans</text:span></text:p>
      <text:p text:style-name="P1"><text:span text:style-name="T2">- </text:span><text:span text:style-name="T3">Sans-serif</text:span></text:p>
      <text:p text:style-name="P1"><text:span text:style-name="T3">Les titres </text:span><text:span text:style-name="T2">« </text:span><text:span text:style-name="T3">h1 à h6 </text:span><text:span text:style-name="T2">» auront la police d’écriture « Sans-serif »,</text:span></text:p>
      <text:p text:style-name="P1"><text:span text:style-name="T3">Les paragraphes </text:span><text:span text:style-name="T2">auront la police d’écriture « Nunito Sans ».</text:span></text:p>
      <text:p text:style-name="P22">7.1.4 Les icônes</text:p>
      <text:p text:style-name="P3">Nous avons choisis pour notre projet les icônes provenant de « https://fontawesome.com/ ».</text:p>
      <text:p text:style-name="P3">La présences des icônes dans l’application ont un rôle visuel important qui améliore</text:p>
      <text:p text:style-name="P3">l’expérience utilisateur.</text:p>
      <text:p text:style-name="P22">7.1.5 Les illustrations</text:p>
      <text:p text:style-name="P3">Nous avons utilisés des illustrations vectorielle, ces illustrations ont été personnaliser afin de</text:p>
      <text:p text:style-name="P3"><text:soft-page-break/>s’adapter et suivre la charte graphique de « ifoundit »</text:p>
      <text:p text:style-name="P3">Sur « unDraw » nous pouvons récupérer des illustrations libre de droit.</text:p>
      <text:p text:style-name="P10">Exemple de personnalisation d’une illustration :</text:p>
      <text:p text:style-name="P10">« Illustration originale » « Illustration modifiée »</text:p>
      <text:p text:style-name="P22">7.1.6 Les boutons</text:p>
      <text:p text:style-name="P3">Les boutons d’appel à l'action sont sur un fond noir, le texte en blanc et une icône exprimant</text:p>
      <text:p text:style-name="P3">visuellement l’action</text:p>
      <text:p text:style-name="P10">Exemple d’un bouton :</text:p>
      <text:p text:style-name="P18">70</text:p>
      <text:p text:style-name="P1"><text:span text:style-name="T1"/></text:p>
      <text:p text:style-name="P21">7.2 Responsive Web Design</text:p>
      <text:p text:style-name="P3">Le Responsive Web Design appelé aussi « Design adaptatif » est la possibilité d’adapter la</text:p>
      <text:p text:style-name="P3">taille d’un site web au support sur lequel l’internaute navigue : ordinateur de bureau,</text:p>
      <text:p text:style-name="P3">tablette, smartphone, il permet d’optimiser l’ergonomie en ajustant les contenus et les</text:p>
      <text:p text:style-name="P3">images automatiquement en tenant compte de la résolution de l’écran.</text:p>
      <text:p text:style-name="P3">Afin d’avoir une navigation correcte et améliorer l’expérience utilisateur, nous avons</text:p>
      <text:p text:style-name="P3">appliqué « Le Responsive Web Design » pendant le développement de notre application</text:p>
      <text:p text:style-name="P1"><text:span text:style-name="T2">grâce au « </text:span><text:span text:style-name="T3">Framework CSS Bootstrap version 5 </text:span><text:span text:style-name="T2">» avec son célèbre système de grille qui</text:span></text:p>
      <text:p text:style-name="P3">utilise les propriétés du CSS flexbox.</text:p>
      <text:p text:style-name="P3">Nous avons intégré le Thème « Lux » de « Bootswatch » qui fonctionne sous le Framework</text:p>
      <text:p text:style-name="P3">Bootstrap Version 5 avec un CDN :</text:p>
      <text:p text:style-name="P3">Dans le &lt;head&gt; du fichier « base.html.twig » :</text:p>
      <text:p text:style-name="P3">Le JS Bootstrap avant la fermeture de la balise &lt;body&gt;</text:p>
      <text:p text:style-name="P3">Et pour la mise en forme des formulaires :</text:p>
      <text:p text:style-name="P3">dans le fichier « twig.yaml » dans : app/config/packages comme suit :</text:p>
      <text:p text:style-name="P18">71</text:p>
      <text:p text:style-name="P1"><text:span text:style-name="T1"/></text:p>
      <text:p text:style-name="P18">72</text:p>
      <text:p text:style-name="P1"><text:span text:style-name="T1"/></text:p>
      <text:p text:style-name="P21">7.3 Le rendu final de l’application</text:p>
      <text:p text:style-name="P22">Page d’accueil</text:p>
      <text:p text:style-name="P18">73</text:p>
      <text:p text:style-name="P1"><text:span text:style-name="T1"/></text:p>
      <text:p text:style-name="P22">Page des annonces</text:p>
      <text:p text:style-name="P18">74</text:p>
      <text:p text:style-name="P1"><text:span text:style-name="T1"/></text:p>
      <text:p text:style-name="P22">Formulaire de contact</text:p>
      <text:p text:style-name="P22">Formulaire d’inscription</text:p>
      <text:p text:style-name="P18">75</text:p>
      <text:p text:style-name="P1"><text:span text:style-name="T1"/></text:p>
      <text:p text:style-name="P22">Connexion</text:p>
      <text:p text:style-name="P22">Page login</text:p>
      <text:p text:style-name="P18"><text:soft-page-break/>76</text:p>
      <text:p text:style-name="P1"><text:span text:style-name="T1"/></text:p>
      <text:p text:style-name="P22">Formulaire de dépôt d’annonce</text:p>
      <text:p text:style-name="P18">77</text:p>
      <text:p text:style-name="P1"><text:span text:style-name="T1"/></text:p>
      <text:p text:style-name="P22">Page profil</text:p>
      <text:p text:style-name="P22">Détail annonce</text:p>
      <text:p text:style-name="P18">78</text:p>
      <text:p text:style-name="P1"><text:span text:style-name="T1"/></text:p>
      <text:p text:style-name="P22">Alert de suppression avec confirmation</text:p>
      <text:p text:style-name="P22">Formulaire de modification d’annonce</text:p>
      <text:p text:style-name="P18">79</text:p>
      <text:p text:style-name="P1"><text:span text:style-name="T1"/></text:p>
      <text:p text:style-name="P22">Interface d’administration « Back-office »</text:p>
      <text:p text:style-name="P18">80</text:p>
      <text:p text:style-name="P1"><text:span text:style-name="T1"/></text:p>
      <text:p text:style-name="P20">8 LES MENTIONS</text:p>
      <text:p text:style-name="P20">OBLIGATOIRES</text:p>
      <text:p text:style-name="P14">IFOUNDIT</text:p>
      <text:p text:style-name="P18">81</text:p>
      <text:p text:style-name="P1"><text:span text:style-name="T1"/></text:p>
      <text:p text:style-name="P21">8.1 Les obligations à respecter</text:p>
      <text:p text:style-name="P3">Vis-à-vis de la loi « pour la confiance dans l’économie numérique », nous devons</text:p>
      <text:p text:style-name="P3">obligatoirement faire figurer des mentions obligatoires suivantes :</text:p>
      <text:p text:style-name="P3">Afin de respecter ces obligations nous avons pensé aux éléments suivants :</text:p>
      <text:p text:style-name="P22">8.1.1 Conditions générales d’utilisation (CGU) »</text:p>
      <text:p text:style-name="P3">Une page : qui doit afficher clairement les informations suivantes :</text:p>
      <text:p text:style-name="P1"><text:span text:style-name="T14">• </text:span><text:span text:style-name="T2">Identité de l’entreprise ou de la personne physique</text:span></text:p>
      <text:p text:style-name="P1"><text:span text:style-name="T14">• </text:span><text:span text:style-name="T2">Les coordonnées</text:span></text:p>
      <text:p text:style-name="P1"><text:span text:style-name="T14">• </text:span><text:span text:style-name="T2">Identité de l’hébergeur du site</text:span></text:p>
      <text:p text:style-name="P22">8.1.2 Politique de Confidentialité</text:p>
      <text:p text:style-name="P3">une page afin de décrire clairement la façon dont les informations personnelles sont</text:p>
      <text:p text:style-name="P3">recueillies, utilisées et partagées</text:p>
      <text:p text:style-name="P22">8.1.3 Règlement Général sur la Protection des Données (RGPD) »</text:p>
      <text:p text:style-name="P3">Une page afin d’éclaircir les droits de l’utilisateur sur ses données personnelles.</text:p>
      <text:p text:style-name="P22">8.1.4 Cookies</text:p>
      <text:p text:style-name="P3"><text:soft-page-break/>Informer les internautes de la finalité des cookies et obtenir leur consentement.</text:p>
      <text:p text:style-name="P18">82</text:p>
      <text:p text:style-name="P1"><text:span text:style-name="T1"/></text:p>
      <text:p text:style-name="P20">9 LA MISE EN LIGNE</text:p>
      <text:p text:style-name="P14">IFOUNDIT</text:p>
      <text:p text:style-name="P18">83</text:p>
      <text:p text:style-name="P1"><text:span text:style-name="T1"/></text:p>
      <text:p text:style-name="P21">9.1 La mise en ligne de l’application</text:p>
      <text:p text:style-name="P22">9.1.1 Le choix de l’hébergeur</text:p>
      <text:p text:style-name="P3">Après comparaison des hébergeurs nous avons choisis « o2switch » pour les raisons</text:p>
      <text:p text:style-name="P3">suivantes :</text:p>
      <text:p text:style-name="P1"><text:span text:style-name="T14">• </text:span><text:span text:style-name="T2">Datacenter en France.</text:span></text:p>
      <text:p text:style-name="P1"><text:span text:style-name="T14">• </text:span><text:span text:style-name="T2">Nom de domaine offert.</text:span></text:p>
      <text:p text:style-name="P1"><text:span text:style-name="T14">• </text:span><text:span text:style-name="T2">Espace disque illimité.</text:span></text:p>
      <text:p text:style-name="P1"><text:span text:style-name="T14">• </text:span><text:span text:style-name="T2">Prix compétitif.</text:span></text:p>
      <text:p text:style-name="P1"><text:span text:style-name="T14">• </text:span><text:span text:style-name="T2">Service Technique 24/7.</text:span></text:p>
      <text:p text:style-name="P3">o2swotch propose une seule offre c’est « L’offre unique » à 5,00 € HT/Mois.</text:p>
      <text:p text:style-name="P22">9.1.2 Paramétrage « cPanel »</text:p>
      <text:p text:style-name="P3">Après activation du compte chez l’hébergeur, nous préparons notre hébergement à recevoir</text:p>
      <text:p text:style-name="P3">l’application mais avant cela nous devons faire quelques réglages dans l’interface «cPanel » :</text:p>
      <text:p text:style-name="P3">- Configurer le nom de domaine.</text:p>
      <text:p text:style-name="P3">- Installer un certificat SSL</text:p>
      <text:p text:style-name="P3">- Créer un compte FTP</text:p>
      <text:p text:style-name="P3">- Créer une base de données MySQL et importer la BDD créée en local.</text:p>
      <text:p text:style-name="P3">- Créer un compte e-mail.</text:p>
      <text:p text:style-name="P3">- Sélectionner la version PHP qui correspond à la version PHP de notre projet (PHP 8</text:p>
      <text:p text:style-name="P3">pour notre projet).</text:p>
      <text:p text:style-name="P22">9.1.3 Test et Préparation des fichiers en local</text:p>
      <text:p text:style-name="P3">Nous effectuons les derniers tests de toutes les fonctionnalités en local avant la mise en</text:p>
      <text:p text:style-name="P3">ligne et nous vidons le cache.</text:p>
      <text:p text:style-name="P3">Nous préparons le fichier « .env » pour passer à l’environnement production, paramétrer la</text:p>
      <text:p text:style-name="P3">connexion de la base de données et l’envoi des e-mails.</text:p>
      <text:p text:style-name="P18">84</text:p>
      <text:p text:style-name="P1"><text:span text:style-name="T1"/></text:p>
      <text:p text:style-name="P3">Ensuite nous avons besoins de générer le fichier « .htaccess » non présent dans les versions</text:p>
      <text:p text:style-name="P3">récente de Symfony, grace à l’installation d’un package comme suit :</text:p>
      <text:p text:style-name="P1"><text:span text:style-name="T16">composer require symfony/apache-pack</text:span><text:span text:style-name="T17">…</text:span></text:p>
      <text:p text:style-name="P3">Ce package va nous générer le fichier « .htaccess » avec les règles de réécritures des url.</text:p>
      <text:p text:style-name="P22">9.1.4 Le transfert</text:p>
      <text:p text:style-name="P3">À l’aide d’un logiciel de transfert FTP, nous transférons la totalité de notre projet avec les</text:p>
      <text:p text:style-name="P1"><text:soft-page-break/><text:span text:style-name="T2">dépendances (le dossier « vendor ») vers notre répertoire FTP distant « </text:span><text:span text:style-name="T3">/public_html </text:span><text:span text:style-name="T2">» et</text:span></text:p>
      <text:p text:style-name="P1"><text:span text:style-name="T2">nous le pointons vers le dossier « </text:span><text:span text:style-name="T3">public </text:span><text:span text:style-name="T2">» de notre projet Symfony :</text:span></text:p>
      <text:p text:style-name="P10">Après avoir effectué tous les tests nécessaires,</text:p>
      <text:p text:style-name="P9">Notre application est maintenant en ligne et fonctionnelle.</text:p>
      <text:p text:style-name="P12">www.ifoundit.fr</text:p>
      <text:p text:style-name="P17">🎉</text:p>
      <text:p text:style-name="P18">85</text:p>
      <text:p text:style-name="P1"><text:span text:style-name="T1"/></text:p>
      <text:p text:style-name="P20">10 OUTILS D’ANALYSE</text:p>
      <text:p text:style-name="P14">IFOUNDIT</text:p>
      <text:p text:style-name="P18">86</text:p>
      <text:p text:style-name="P1"><text:span text:style-name="T1"/></text:p>
      <text:p text:style-name="P21">10.1 Google Analytics</text:p>
      <text:p text:style-name="P3">Nous avons mis en place un outil d’analyse « Google Analytics », cet outil va permettre</text:p>
      <text:p text:style-name="P3">l’analyse des points suivants :</text:p>
      <text:p text:style-name="P1"><text:span text:style-name="T14">• </text:span><text:span text:style-name="T2">Nombre de visite</text:span></text:p>
      <text:p text:style-name="P1"><text:span text:style-name="T14">• </text:span><text:span text:style-name="T2">Données en temps réel (lieu de connexion, les contenus les plus consultés…).</text:span></text:p>
      <text:p text:style-name="P1"><text:span text:style-name="T14">• </text:span><text:span text:style-name="T2">Données démographiques afin de mieux cibler la clientèle</text:span></text:p>
      <text:p text:style-name="P1"><text:span text:style-name="T14">• </text:span><text:span text:style-name="T2">La liste des mots clés</text:span></text:p>
      <text:p text:style-name="P1"><text:span text:style-name="T14">• </text:span><text:span text:style-name="T2">Technologie et mobile pour adapter notre site web</text:span></text:p>
      <text:p text:style-name="P18">87</text:p>
      <text:p text:style-name="P1"><text:span text:style-name="T1"/></text:p>
      <text:p text:style-name="P20">11 CONCLUSION</text:p>
      <text:p text:style-name="P14">IFOUNDIT</text:p>
      <text:p text:style-name="P18">88</text:p>
      <text:p text:style-name="P1"><text:span text:style-name="T1"/></text:p>
      <text:p text:style-name="P3">Nous avons conçu une application web qui répond aux attentes du cahier des charges et</text:p>
      <text:p text:style-name="P3">fonctionnelle.</text:p>
      <text:p text:style-name="P3">Nous projetons de faire évoluer l’application « ifoundit.fr » au fur et à mesure.</text:p>
      <text:p text:style-name="P3">À court terme nous ajouterons la catégorie « objet perdu », un système de vérification par email</text:p>
      <text:p text:style-name="P3">à l’inscription et une mise en place de l’auto-complétion d’adresse.</text:p>
      <text:p text:style-name="P3"><text:soft-page-break/>À long terme, nous envisageons la mise en place d’un système de messagerie entre membres,</text:p>
      <text:p text:style-name="P3">la possibilité d’insérer plusieurs photos, un système de donation, et un espaces publicitaires</text:p>
      <text:p text:style-name="P4">pay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ColorEmoji" svg:font-family="AppleColorEmoji"/>
    <style:font-face style:name="Calibri-Bold" svg:font-family="Calibri-Bold"/>
    <style:font-face style:name="Tahoma1" svg:font-family="Tahoma"/>
    <style:font-face style:name="Menlo-Regular" svg:font-family="Menlo-Regular" style:font-family-generic="modern"/>
    <style:font-face style:name="Calibri-BoldItalic" svg:font-family="Calibri-BoldItalic" style:font-family-generic="script"/>
    <style:font-face style:name="Calibri" svg:font-family="Calibri" style:font-family-generic="swiss"/>
    <style:font-face style:name="MyriadPro-Regular" svg:font-family="MyriadPro-Regular" style:font-family-generic="swiss"/>
    <style:font-face style:name="NunitoSans-Bold" svg:font-family="NunitoSans-Bold" style:font-family-generic="swiss"/>
    <style:font-face style:name="SymbolMT" svg:font-family="SymbolMT" style:font-family-generic="swiss"/>
    <style:font-face style:name="CourierNewPSMT" svg:font-family="CourierNewPSMT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 style:text-autospace="none">
        <style:tab-stops>
          <style:tab-stop style:position="0cm"/>
        </style:tab-stops>
      </style:paragraph-properties>
      <style:text-properties fo:color="#000000" style:font-name="Calibri" fo:font-size="10pt" style:font-name-asian="Calibri" style:font-size-asian="10pt" style:font-name-complex="Calibri" style:font-size-complex="10pt"/>
    </style:style>
    <style:style style:name="MT1" style:family="text">
      <style:text-properties style:font-name="NunitoSans-Bold" fo:font-size="15pt" fo:font-weight="bold" style:font-name-asian="NunitoSans-Bold" style:font-size-asian="15pt" style:font-weight-asian="bold" style:font-name-complex="NunitoSans-Bold" style:font-size-complex="15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hier des charges – Stépahne DUFOUR - septembre 2023 <text:span text:style-name="MT1"><text:page-number text:select-page="current">30</text:page-number></text:span><text:span text:style-name="MT1"> </text:span><text:span text:style-name="MT1"><text:page-count>30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45S</meta:editing-duration>
    <meta:editing-cycles>5</meta:editing-cycles>
    <meta:generator>OpenOffice/4.1.4$Win32 OpenOffice.org_project/414m5$Build-9788</meta:generator>
    <dc:date>2023-09-21T10:40:38.60</dc:date>
    <meta:document-statistic meta:table-count="0" meta:image-count="0" meta:object-count="0" meta:page-count="30" meta:paragraph-count="1162" meta:word-count="8461" meta:character-count="60150"/>
    <meta:user-defined meta:name="Info 1"/>
    <meta:user-defined meta:name="Info 2"/>
    <meta:user-defined meta:name="Info 3"/>
    <meta:user-defined meta:name="Info 4"/>
  </office:meta>
</office:document-meta>
</file>